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909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2693in"/>
    </style:style>
    <style:style style:name="co4" style:family="table-column">
      <style:table-column-properties fo:break-before="auto" style:column-width="0.6102in"/>
    </style:style>
    <style:style style:name="co5" style:family="table-column">
      <style:table-column-properties fo:break-before="auto" style:column-width="0.739in"/>
    </style:style>
    <style:style style:name="co6" style:family="table-column">
      <style:table-column-properties fo:break-before="auto" style:column-width="1.0992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5283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2965in"/>
    </style:style>
    <style:style style:name="co11" style:family="table-column">
      <style:table-column-properties fo:break-before="auto" style:column-width="1.657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7165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9146in"/>
    </style:style>
    <style:style style:name="co16" style:family="table-column">
      <style:table-column-properties fo:break-before="auto" style:column-width="1.6138in"/>
    </style:style>
    <style:style style:name="co17" style:family="table-column">
      <style:table-column-properties fo:break-before="auto" style:column-width="1.3736in"/>
    </style:style>
    <style:style style:name="co18" style:family="table-column">
      <style:table-column-properties fo:break-before="auto" style:column-width="2.3429in"/>
    </style:style>
    <style:style style:name="co19" style:family="table-column">
      <style:table-column-properties fo:break-before="auto" style:column-width="1.3827in"/>
    </style:style>
    <style:style style:name="co20" style:family="table-column">
      <style:table-column-properties fo:break-before="auto" style:column-width="2.2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4" style:family="table-cell" style:parent-style-name="Default" style:data-style-name="N4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0" style:family="table-cell" style:parent-style-name="Pivot_20_Table_20_Category" style:data-style-name="N0">
      <style:table-cell-properties fo:border-bottom="none" fo:background-color="transparent" fo:border-left="0.99pt solid #000000" fo:border-right="0.99pt solid #000000" fo:border-top="none"/>
    </style:style>
    <style:style style:name="ce45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none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Field">
      <style:table-cell-properties fo:border="0.99pt solid #000000"/>
    </style:style>
    <style:style style:name="ce16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54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#ffff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73" style:family="table-cell" style:parent-style-name="Pivot_20_Table_20_Value" style:data-style-name="N124">
      <style:table-cell-properties fo:border-bottom="none" fo:border-left="none" fo:border-right="none" fo:border-top="0.99pt solid #000000"/>
    </style:style>
    <style:style style:name="ce74" style:family="table-cell" style:parent-style-name="Pivot_20_Table_20_Value" style:data-style-name="N124"/>
    <style:style style:name="ce76" style:family="table-cell" style:parent-style-name="Pivot_20_Table_20_Value" style:data-style-name="N124">
      <style:table-cell-properties fo:border-bottom="2.01pt solid #000000" fo:border-left="none" fo:border-right="none" fo:border-top="none"/>
    </style:style>
    <style:style style:name="ce64" style:family="table-cell" style:parent-style-name="Pivot_20_Table_20_Value" style:data-style-name="N124">
      <style:table-cell-properties fo:background-color="transparent"/>
    </style:style>
    <style:style style:name="ce75" style:family="table-cell" style:parent-style-name="Pivot_20_Table_20_Value" style:data-style-name="N124">
      <style:table-cell-properties fo:border-bottom="0.99pt solid #000000" fo:border-left="none" fo:border-right="none" fo:border-top="none"/>
    </style:style>
    <style:style style:name="ce97" style:family="table-cell" style:parent-style-name="Pivot_20_Table_20_Value" style:data-style-name="N124">
      <style:table-cell-properties fo:background-color="#ffff00"/>
    </style:style>
    <style:style style:name="ce4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2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53" style:family="table-cell" style:parent-style-name="Pivot_20_Table_20_Value" style:data-style-name="N4"/>
    <style:style style:name="ce55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56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18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79" style:family="table-cell" style:parent-style-name="Pivot_20_Table_20_Value" style:data-style-name="N4">
      <style:table-cell-properties fo:border-bottom="none" fo:background-color="transparent" fo:border-left="0.99pt solid #000000" fo:border-right="none" fo:border-top="none"/>
    </style:style>
    <style:style style:name="ce20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13" style:family="table-cell" style:parent-style-name="Pivot_20_Table_20_Value" style:data-style-name="N4">
      <style:table-cell-properties fo:border-bottom="none" fo:background-color="#ffff00" fo:border-left="0.99pt solid #000000" fo:border-right="none" fo:border-top="none"/>
    </style:style>
    <style:style style:name="ce6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8" style:family="table-cell" style:parent-style-name="Pivot_20_Table_20_Value" style:data-style-name="N0"/>
    <style:style style:name="ce6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0" style:family="table-cell" style:parent-style-name="Pivot_20_Table_20_Value" style:data-style-name="N126">
      <style:table-cell-properties fo:border-bottom="none" fo:border-left="none" fo:border-right="none" fo:border-top="0.99pt solid #000000"/>
    </style:style>
    <style:style style:name="ce71" style:family="table-cell" style:parent-style-name="Pivot_20_Table_20_Value" style:data-style-name="N126"/>
    <style:style style:name="ce72" style:family="table-cell" style:parent-style-name="Pivot_20_Table_20_Value" style:data-style-name="N126">
      <style:table-cell-properties fo:border-bottom="2.01pt solid #000000" fo:border-left="none" fo:border-right="none" fo:border-top="none"/>
    </style:style>
    <style:style style:name="ce7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0" style:family="table-cell" style:parent-style-name="Pivot_20_Table_20_Value" style:data-style-name="N125">
      <style:table-cell-properties fo:border-bottom="none" fo:border-left="none" fo:border-right="2.01pt solid #000000" fo:border-top="0.99pt solid #000000"/>
    </style:style>
    <style:style style:name="ce81" style:family="table-cell" style:parent-style-name="Pivot_20_Table_20_Value" style:data-style-name="N125">
      <style:table-cell-properties fo:border-bottom="none" fo:border-left="none" fo:border-right="2.01pt solid #000000" fo:border-top="none"/>
    </style:style>
    <style:style style:name="ce82" style:family="table-cell" style:parent-style-name="Pivot_20_Table_20_Value" style:data-style-name="N125">
      <style:table-cell-properties fo:border-bottom="0.99pt solid #000000" fo:border-left="none" fo:border-right="2.01pt solid #000000" fo:border-top="none"/>
    </style:style>
    <style:style style:name="ce83" style:family="table-cell" style:parent-style-name="Pivot_20_Table_20_Value" style:data-style-name="N125">
      <style:table-cell-properties fo:border-bottom="2.01pt solid #000000" fo:border-left="none" fo:border-right="2.01pt solid #000000" fo:border-top="none"/>
    </style:style>
    <style:style style:name="ce8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9" style:family="table-cell" style:parent-style-name="Pivot_20_Table_20_Value" style:data-style-name="N4">
      <style:table-cell-properties fo:border-bottom="none" fo:border-left="0.99pt solid #000000" fo:border-right="2.01pt solid #000000" fo:border-top="0.99pt solid #000000"/>
    </style:style>
    <style:style style:name="ce90" style:family="table-cell" style:parent-style-name="Pivot_20_Table_20_Value" style:data-style-name="N4">
      <style:table-cell-properties fo:border-bottom="none" fo:border-left="0.99pt solid #000000" fo:border-right="2.01pt solid #000000" fo:border-top="none"/>
    </style:style>
    <style:style style:name="ce91" style:family="table-cell" style:parent-style-name="Pivot_20_Table_20_Value" style:data-style-name="N4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unk Size (KB)</text:p>
          </table:table-cell>
          <table:table-cell office:value-type="string" calcext:value-type="string">
            <text:p>Chunk Size (MB)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office:value-type="string" calcext:value-type="string">
            <text:p># of Lambda request</text:p>
          </table:table-cell>
          <table:table-cell office:value-type="string" calcext:value-type="string">
            <text:p># of invoked lambda</text:p>
          </table:table-cell>
          <table:table-cell office:value-type="string" calcext:value-type="string">
            <text:p>Billed duration (ms)</text:p>
          </table:table-cell>
          <table:table-cell office:value-type="string" calcext:value-type="string">
            <text:p>Avg time per lambda (ms)</text:p>
          </table:table-cell>
          <table:table-cell office:value-type="string" calcext:value-type="string">
            <text:p>Lambda Cost</text:p>
          </table:table-cell>
          <table:table-cell office:value-type="string" calcext:value-type="string">
            <text:p># of requests</text:p>
          </table:table-cell>
          <table:table-cell office:value-type="string" calcext:value-type="string">
            <text:p>Data transferred Size (MB)</text:p>
          </table:table-cell>
          <table:table-cell office:value-type="string" calcext:value-type="string">
            <text:p>GET Cost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Mon Jul 25 17:56:20 2022</text:p>
          </table:table-cell>
          <table:table-cell office:value-type="float" office:value="1024" calcext:value-type="float">
            <text:p>1024</text:p>
          </table:table-cell>
          <table:table-cell table:formula="of:=[.B2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36.0766" calcext:value-type="float">
            <text:p>36.08</text:p>
          </table:table-cell>
          <table:table-cell office:value-type="float" office:value="1658786181107" calcext:value-type="float">
            <text:p>1658786181107</text:p>
          </table:table-cell>
          <table:table-cell office:value-type="float" office:value="1658786241646" calcext:value-type="float">
            <text:p>1658786241646</text:p>
          </table:table-cell>
          <table:table-cell office:value-type="float" office:value="244" calcext:value-type="float">
            <text:p>244</text:p>
          </table:table-cell>
          <table:table-cell table:formula="of:=[.H2]" office:value-type="float" office:value="244" calcext:value-type="float">
            <text:p>244</text:p>
          </table:table-cell>
          <table:table-cell office:value-type="float" office:value="88023" calcext:value-type="float">
            <text:p>88023</text:p>
          </table:table-cell>
          <table:table-cell table:formula="of:=[.J2]/[.I2]" office:value-type="float" office:value="360.75" calcext:value-type="float">
            <text:p>360.75</text:p>
          </table:table-cell>
          <table:table-cell table:formula="of:=[.I2]*0.02/1000000+[.J2]*256/1024*0.0000166667/1000" office:value-type="float" office:value="0.000371643233525" calcext:value-type="float">
            <text:p>0.000371643233525</text:p>
          </table:table-cell>
          <table:table-cell office:value-type="float" office:value="3844" calcext:value-type="float">
            <text:p>384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2]/1024*0.05+0.0004/1000*4096/[.C2]" office:value-type="float" office:value="0.178531479467118" calcext:value-type="float">
            <text:p>0.178531479467118</text:p>
          </table:table-cell>
          <table:table-cell table:formula="of:=[.L2]+[.O2]" office:value-type="float" office:value="0.178903122700643" calcext:value-type="float">
            <text:p>0.178903122700643</text:p>
          </table:table-cell>
        </table:table-row>
        <table:table-row table:style-name="ro1">
          <table:table-cell office:value-type="string" calcext:value-type="string">
            <text:p>Mon Jul 25 17:57:24 2022</text:p>
          </table:table-cell>
          <table:table-cell office:value-type="float" office:value="256" calcext:value-type="float">
            <text:p>256</text:p>
          </table:table-cell>
          <table:table-cell table:formula="of:=[.B3]/1024" office:value-type="float" office:value="0.25" calcext:value-type="float">
            <text:p>0.25</text:p>
          </table:table-cell>
          <table:table-cell office:value-type="string" calcext:value-type="string">
            <text:p>GET</text:p>
          </table:table-cell>
          <table:table-cell office:value-type="float" office:value="36.9877" calcext:value-type="float">
            <text:p>36.99</text:p>
          </table:table-cell>
          <table:table-cell office:value-type="float" office:value="1658786244841" calcext:value-type="float">
            <text:p>1658786244841</text:p>
          </table:table-cell>
          <table:table-cell office:value-type="float" office:value="1658786301703" calcext:value-type="float">
            <text:p>1658786301703</text:p>
          </table:table-cell>
          <table:table-cell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3]*0.02/1000000+[.J3]*256/1024*0.0000166667/1000" office:value-type="float" office:value="0" calcext:value-type="float">
            <text:p>0</text:p>
          </table:table-cell>
          <table:table-cell office:value-type="float" office:value="14884" calcext:value-type="float">
            <text:p>14884</text:p>
          </table:table-cell>
          <table:table-cell table:style-name="ce34" table:formula="of:=[.M3]*[.C3]" office:value-type="float" office:value="3721" calcext:value-type="float">
            <text:p>3,721.00</text:p>
          </table:table-cell>
          <table:table-cell table:formula="of:=[.N3]/1024*0.05+0.0004/1000*4096/[.C3]" office:value-type="float" office:value="0.188243053125" calcext:value-type="float">
            <text:p>0.188243053125</text:p>
          </table:table-cell>
          <table:table-cell table:formula="of:=[.L3]+[.O3]" office:value-type="float" office:value="0.188243053125" calcext:value-type="float">
            <text:p>0.188243053125</text:p>
          </table:table-cell>
        </table:table-row>
        <table:table-row table:style-name="ro1">
          <table:table-cell office:value-type="string" calcext:value-type="string">
            <text:p>Mon Jul 25 17:58:27 2022</text:p>
          </table:table-cell>
          <table:table-cell office:value-type="float" office:value="4096" calcext:value-type="float">
            <text:p>4096</text:p>
          </table:table-cell>
          <table:table-cell table:formula="of:=[.B4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35.5844" calcext:value-type="float">
            <text:p>35.58</text:p>
          </table:table-cell>
          <table:table-cell office:value-type="float" office:value="1658786308109" calcext:value-type="float">
            <text:p>1658786308109</text:p>
          </table:table-cell>
          <table:table-cell office:value-type="float" office:value="1658786360290" calcext:value-type="float">
            <text:p>1658786360290</text:p>
          </table:table-cell>
          <table:table-cell office:value-type="float" office:value="124" calcext:value-type="float">
            <text:p>124</text:p>
          </table:table-cell>
          <table:table-cell table:formula="of:=[.H4]" office:value-type="float" office:value="124" calcext:value-type="float">
            <text:p>124</text:p>
          </table:table-cell>
          <table:table-cell office:value-type="float" office:value="68201" calcext:value-type="float">
            <text:p>68201</text:p>
          </table:table-cell>
          <table:table-cell table:formula="of:=[.J4]/[.I4]" office:value-type="float" office:value="550.008064516129" calcext:value-type="float">
            <text:p>550.008064516129</text:p>
          </table:table-cell>
          <table:table-cell table:formula="of:=[.I4]*0.02/1000000+[.J4]*256/1024*0.0000166667/1000" office:value-type="float" office:value="0.000286651401675" calcext:value-type="float">
            <text:p>0.000286651401675</text:p>
          </table:table-cell>
          <table:table-cell office:value-type="float" office:value="1024" calcext:value-type="float">
            <text:p>102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4]/1024*0.05+0.0004/1000*4096/[.C4]" office:value-type="float" office:value="0.177302679467118" calcext:value-type="float">
            <text:p>0.177302679467118</text:p>
          </table:table-cell>
          <table:table-cell table:formula="of:=[.L4]+[.O4]" office:value-type="float" office:value="0.177589330868793" calcext:value-type="float">
            <text:p>0.177589330868793</text:p>
          </table:table-cell>
        </table:table-row>
        <table:table-row table:style-name="ro1">
          <table:table-cell office:value-type="string" calcext:value-type="string">
            <text:p>Mon Jul 25 17:59:31 2022</text:p>
          </table:table-cell>
          <table:table-cell office:value-type="float" office:value="4096" calcext:value-type="float">
            <text:p>4096</text:p>
          </table:table-cell>
          <table:table-cell table:formula="of:=[.B5]/1024" office:value-type="float" office:value="4" calcext:value-type="float">
            <text:p>4</text:p>
          </table:table-cell>
          <table:table-cell office:value-type="string" calcext:value-type="string">
            <text:p>GET</text:p>
          </table:table-cell>
          <table:table-cell office:value-type="float" office:value="39.5245" calcext:value-type="float">
            <text:p>39.52</text:p>
          </table:table-cell>
          <table:table-cell office:value-type="float" office:value="1658786371125" calcext:value-type="float">
            <text:p>1658786371125</text:p>
          </table:table-cell>
          <table:table-cell office:value-type="float" office:value="1658786427334" calcext:value-type="float">
            <text:p>1658786427334</text:p>
          </table:table-cell>
          <table:table-cell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]*0.02/1000000+[.J5]*256/1024*0.0000166667/1000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style-name="ce34" table:formula="of:=[.M5]*[.C5]" office:value-type="float" office:value="4096" calcext:value-type="float">
            <text:p>4,096.00</text:p>
          </table:table-cell>
          <table:table-cell table:formula="of:=[.N5]/1024*0.05+0.0004/1000*4096/[.C5]" office:value-type="float" office:value="0.2004096" calcext:value-type="float">
            <text:p>0.2004096</text:p>
          </table:table-cell>
          <table:table-cell table:formula="of:=[.L5]+[.O5]" office:value-type="float" office:value="0.2004096" calcext:value-type="float">
            <text:p>0.2004096</text:p>
          </table:table-cell>
        </table:table-row>
        <table:table-row table:style-name="ro1">
          <table:table-cell office:value-type="string" calcext:value-type="string">
            <text:p>Mon Jul 25 18:00:34 2022</text:p>
          </table:table-cell>
          <table:table-cell office:value-type="float" office:value="16384" calcext:value-type="float">
            <text:p>16384</text:p>
          </table:table-cell>
          <table:table-cell table:formula="of:=[.B6]/1024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office:value-type="float" office:value="56.0336" calcext:value-type="float">
            <text:p>56.03</text:p>
          </table:table-cell>
          <table:table-cell office:value-type="float" office:value="1658786434263" calcext:value-type="float">
            <text:p>1658786434263</text:p>
          </table:table-cell>
          <table:table-cell office:value-type="float" office:value="1658786505976" calcext:value-type="float">
            <text:p>1658786505976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866431" calcext:value-type="float">
            <text:p>1866431</text:p>
          </table:table-cell>
          <table:table-cell table:formula="of:=[.J6]/[.I6]" office:value-type="float" office:value="22487.1204819277" calcext:value-type="float">
            <text:p>22487.1204819277</text:p>
          </table:table-cell>
          <table:table-cell table:formula="of:=[.I6]*0.02/1000000+[.J6]*256/1024*0.0000166667/1000" office:value-type="float" office:value="0.007778471386925" calcext:value-type="float">
            <text:p>0.007778471386925</text:p>
          </table:table-cell>
          <table:table-cell office:value-type="float" office:value="256" calcext:value-type="float">
            <text:p>256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6]/1024*0.05+0.0004/1000*4096/[.C6]" office:value-type="float" office:value="0.176995479467118" calcext:value-type="float">
            <text:p>0.176995479467118</text:p>
          </table:table-cell>
          <table:table-cell table:formula="of:=[.L6]+[.O6]" office:value-type="float" office:value="0.184773950854043" calcext:value-type="float">
            <text:p>0.184773950854043</text:p>
          </table:table-cell>
        </table:table-row>
        <table:table-row table:style-name="ro1">
          <table:table-cell office:value-type="string" calcext:value-type="string">
            <text:p>Mon Jul 25 18:01:52 2022</text:p>
          </table:table-cell>
          <table:table-cell office:value-type="float" office:value="64" calcext:value-type="float">
            <text:p>64</text:p>
          </table:table-cell>
          <table:table-cell table:formula="of:=[.B7]/1024" office:value-type="float" office:value="0.0625" calcext:value-type="float">
            <text:p>0.0625</text:p>
          </table:table-cell>
          <table:table-cell office:value-type="string" calcext:value-type="string">
            <text:p>GET</text:p>
          </table:table-cell>
          <table:table-cell office:value-type="float" office:value="36.873" calcext:value-type="float">
            <text:p>36.87</text:p>
          </table:table-cell>
          <table:table-cell office:value-type="float" office:value="1658786513474" calcext:value-type="float">
            <text:p>1658786513474</text:p>
          </table:table-cell>
          <table:table-cell office:value-type="float" office:value="1658786569557" calcext:value-type="float">
            <text:p>1658786569557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7]*0.02/1000000+[.J7]*256/1024*0.0000166667/1000" office:value-type="float" office:value="0" calcext:value-type="float">
            <text:p>0</text:p>
          </table:table-cell>
          <table:table-cell office:value-type="float" office:value="58564" calcext:value-type="float">
            <text:p>58564</text:p>
          </table:table-cell>
          <table:table-cell table:style-name="ce34" table:formula="of:=[.M7]*[.C7]" office:value-type="float" office:value="3660.25" calcext:value-type="float">
            <text:p>3,660.25</text:p>
          </table:table-cell>
          <table:table-cell table:formula="of:=[.N7]/1024*0.05+0.0004/1000*4096/[.C7]" office:value-type="float" office:value="0.20493754453125" calcext:value-type="float">
            <text:p>0.20493754453125</text:p>
          </table:table-cell>
          <table:table-cell table:formula="of:=[.L7]+[.O7]" office:value-type="float" office:value="0.20493754453125" calcext:value-type="float">
            <text:p>0.20493754453125</text:p>
          </table:table-cell>
        </table:table-row>
        <table:table-row table:style-name="ro1">
          <table:table-cell office:value-type="string" calcext:value-type="string">
            <text:p>Mon Jul 25 18:02:56 2022</text:p>
          </table:table-cell>
          <table:table-cell office:value-type="float" office:value="16384" calcext:value-type="float">
            <text:p>16384</text:p>
          </table:table-cell>
          <table:table-cell table:formula="of:=[.B8]/1024" office:value-type="float" office:value="16" calcext:value-type="float">
            <text:p>16</text:p>
          </table:table-cell>
          <table:table-cell office:value-type="string" calcext:value-type="string">
            <text:p>GET</text:p>
          </table:table-cell>
          <table:table-cell office:value-type="float" office:value="39.9108" calcext:value-type="float">
            <text:p>39.91</text:p>
          </table:table-cell>
          <table:table-cell office:value-type="float" office:value="1658786577091" calcext:value-type="float">
            <text:p>1658786577091</text:p>
          </table:table-cell>
          <table:table-cell office:value-type="float" office:value="1658786636124" calcext:value-type="float">
            <text:p>1658786636124</text:p>
          </table:table-cell>
          <table:table-cell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8]*0.02/1000000+[.J8]*256/1024*0.0000166667/1000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style-name="ce34" table:formula="of:=[.M8]*[.C8]" office:value-type="float" office:value="4096" calcext:value-type="float">
            <text:p>4,096.00</text:p>
          </table:table-cell>
          <table:table-cell table:formula="of:=[.N8]/1024*0.05+0.0004/1000*4096/[.C8]" office:value-type="float" office:value="0.2001024" calcext:value-type="float">
            <text:p>0.2001024</text:p>
          </table:table-cell>
          <table:table-cell table:formula="of:=[.L8]+[.O8]" office:value-type="float" office:value="0.2001024" calcext:value-type="float">
            <text:p>0.2001024</text:p>
          </table:table-cell>
        </table:table-row>
        <table:table-row table:style-name="ro1">
          <table:table-cell office:value-type="string" calcext:value-type="string">
            <text:p>Mon Jul 25 18:04:00 2022</text:p>
          </table:table-cell>
          <table:table-cell office:value-type="float" office:value="1024" calcext:value-type="float">
            <text:p>1024</text:p>
          </table:table-cell>
          <table:table-cell table:formula="of:=[.B9]/1024"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  <table:table-cell office:value-type="float" office:value="37.5432" calcext:value-type="float">
            <text:p>37.54</text:p>
          </table:table-cell>
          <table:table-cell office:value-type="float" office:value="1658786640309" calcext:value-type="float">
            <text:p>1658786640309</text:p>
          </table:table-cell>
          <table:table-cell office:value-type="float" office:value="1658786698215" calcext:value-type="float">
            <text:p>1658786698215</text:p>
          </table:table-cell>
          <table:table-cell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9]*0.02/1000000+[.J9]*256/1024*0.0000166667/1000" office:value-type="float" office:value="0" calcext:value-type="float">
            <text:p>0</text:p>
          </table:table-cell>
          <table:table-cell office:value-type="float" office:value="3844" calcext:value-type="float">
            <text:p>3844</text:p>
          </table:table-cell>
          <table:table-cell table:style-name="ce34" table:formula="of:=[.M9]*[.C9]" office:value-type="float" office:value="3844" calcext:value-type="float">
            <text:p>3,844.00</text:p>
          </table:table-cell>
          <table:table-cell table:formula="of:=[.N9]/1024*0.05+0.0004/1000*4096/[.C9]" office:value-type="float" office:value="0.1893337125" calcext:value-type="float">
            <text:p>0.1893337125</text:p>
          </table:table-cell>
          <table:table-cell table:formula="of:=[.L9]+[.O9]" office:value-type="float" office:value="0.1893337125" calcext:value-type="float">
            <text:p>0.1893337125</text:p>
          </table:table-cell>
        </table:table-row>
        <table:table-row table:style-name="ro1">
          <table:table-cell office:value-type="string" calcext:value-type="string">
            <text:p>Mon Jul 25 18:05:04 2022</text:p>
          </table:table-cell>
          <table:table-cell office:value-type="float" office:value="4096" calcext:value-type="float">
            <text:p>4096</text:p>
          </table:table-cell>
          <table:table-cell table:formula="of:=[.B10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36.1425" calcext:value-type="float">
            <text:p>36.14</text:p>
          </table:table-cell>
          <table:table-cell office:value-type="float" office:value="1658786705066" calcext:value-type="float">
            <text:p>1658786705066</text:p>
          </table:table-cell>
          <table:table-cell office:value-type="float" office:value="1658786758616" calcext:value-type="float">
            <text:p>1658786758616</text:p>
          </table:table-cell>
          <table:table-cell office:value-type="float" office:value="124" calcext:value-type="float">
            <text:p>124</text:p>
          </table:table-cell>
          <table:table-cell table:formula="of:=[.H10]" office:value-type="float" office:value="124" calcext:value-type="float">
            <text:p>124</text:p>
          </table:table-cell>
          <table:table-cell office:value-type="float" office:value="61774" calcext:value-type="float">
            <text:p>61774</text:p>
          </table:table-cell>
          <table:table-cell table:formula="of:=[.J10]/[.I10]" office:value-type="float" office:value="498.177419354839" calcext:value-type="float">
            <text:p>498.177419354839</text:p>
          </table:table-cell>
          <table:table-cell table:formula="of:=[.I10]*0.02/1000000+[.J10]*256/1024*0.0000166667/1000" office:value-type="float" office:value="0.00025987218145" calcext:value-type="float">
            <text:p>0.00025987218145</text:p>
          </table:table-cell>
          <table:table-cell office:value-type="float" office:value="1024" calcext:value-type="float">
            <text:p>102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10]/1024*0.05+0.0004/1000*4096/[.C10]" office:value-type="float" office:value="0.177302679467118" calcext:value-type="float">
            <text:p>0.177302679467118</text:p>
          </table:table-cell>
          <table:table-cell table:formula="of:=[.L10]+[.O10]" office:value-type="float" office:value="0.177562551648568" calcext:value-type="float">
            <text:p>0.177562551648568</text:p>
          </table:table-cell>
        </table:table-row>
        <table:table-row table:style-name="ro1">
          <table:table-cell office:value-type="string" calcext:value-type="string">
            <text:p>Mon Jul 25 18:06:08 2022</text:p>
          </table:table-cell>
          <table:table-cell office:value-type="float" office:value="4096" calcext:value-type="float">
            <text:p>4096</text:p>
          </table:table-cell>
          <table:table-cell table:formula="of:=[.B11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37.6419" calcext:value-type="float">
            <text:p>37.64</text:p>
          </table:table-cell>
          <table:table-cell office:value-type="float" office:value="1658786768457" calcext:value-type="float">
            <text:p>1658786768457</text:p>
          </table:table-cell>
          <table:table-cell office:value-type="float" office:value="1658786824315" calcext:value-type="float">
            <text:p>1658786824315</text:p>
          </table:table-cell>
          <table:table-cell office:value-type="float" office:value="124" calcext:value-type="float">
            <text:p>124</text:p>
          </table:table-cell>
          <table:table-cell table:formula="of:=[.H11]" office:value-type="float" office:value="124" calcext:value-type="float">
            <text:p>124</text:p>
          </table:table-cell>
          <table:table-cell office:value-type="float" office:value="57076" calcext:value-type="float">
            <text:p>57076</text:p>
          </table:table-cell>
          <table:table-cell table:formula="of:=[.J11]/[.I11]" office:value-type="float" office:value="460.290322580645" calcext:value-type="float">
            <text:p>460.290322580645</text:p>
          </table:table-cell>
          <table:table-cell table:formula="of:=[.I11]*0.02/1000000+[.J11]*256/1024*0.0000166667/1000" office:value-type="float" office:value="0.0002402971423" calcext:value-type="float">
            <text:p>0.0002402971423</text:p>
          </table:table-cell>
          <table:table-cell office:value-type="float" office:value="1024" calcext:value-type="float">
            <text:p>102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11]/1024*0.05+0.0004/1000*4096/[.C11]" office:value-type="float" office:value="0.177302679467118" calcext:value-type="float">
            <text:p>0.177302679467118</text:p>
          </table:table-cell>
          <table:table-cell table:formula="of:=[.L11]+[.O11]" office:value-type="float" office:value="0.177542976609418" calcext:value-type="float">
            <text:p>0.177542976609418</text:p>
          </table:table-cell>
        </table:table-row>
        <table:table-row table:style-name="ro1">
          <table:table-cell office:value-type="string" calcext:value-type="string">
            <text:p>Mon Jul 25 18:07:11 2022</text:p>
          </table:table-cell>
          <table:table-cell office:value-type="float" office:value="1024" calcext:value-type="float">
            <text:p>1024</text:p>
          </table:table-cell>
          <table:table-cell table:formula="of:=[.B12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40.2697" calcext:value-type="float">
            <text:p>40.27</text:p>
          </table:table-cell>
          <table:table-cell office:value-type="float" office:value="1658786831682" calcext:value-type="float">
            <text:p>1658786831682</text:p>
          </table:table-cell>
          <table:table-cell office:value-type="float" office:value="1658786889174" calcext:value-type="float">
            <text:p>1658786889174</text:p>
          </table:table-cell>
          <table:table-cell office:value-type="float" office:value="244" calcext:value-type="float">
            <text:p>244</text:p>
          </table:table-cell>
          <table:table-cell table:formula="of:=[.H12]" office:value-type="float" office:value="244" calcext:value-type="float">
            <text:p>244</text:p>
          </table:table-cell>
          <table:table-cell office:value-type="float" office:value="85449" calcext:value-type="float">
            <text:p>85449</text:p>
          </table:table-cell>
          <table:table-cell table:formula="of:=[.J12]/[.I12]" office:value-type="float" office:value="350.200819672131" calcext:value-type="float">
            <text:p>350.200819672131</text:p>
          </table:table-cell>
          <table:table-cell table:formula="of:=[.I12]*0.02/1000000+[.J12]*256/1024*0.0000166667/1000" office:value-type="float" office:value="0.000360918212075" calcext:value-type="float">
            <text:p>0.000360918212075</text:p>
          </table:table-cell>
          <table:table-cell office:value-type="float" office:value="3844" calcext:value-type="float">
            <text:p>384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12]/1024*0.05+0.0004/1000*4096/[.C12]" office:value-type="float" office:value="0.178531479467118" calcext:value-type="float">
            <text:p>0.178531479467118</text:p>
          </table:table-cell>
          <table:table-cell table:formula="of:=[.L12]+[.O12]" office:value-type="float" office:value="0.178892397679193" calcext:value-type="float">
            <text:p>0.178892397679193</text:p>
          </table:table-cell>
        </table:table-row>
        <table:table-row table:style-name="ro1">
          <table:table-cell office:value-type="string" calcext:value-type="string">
            <text:p>Mon Jul 25 18:08:15 2022</text:p>
          </table:table-cell>
          <table:table-cell office:value-type="float" office:value="1024" calcext:value-type="float">
            <text:p>1024</text:p>
          </table:table-cell>
          <table:table-cell table:formula="of:=[.B13]/1024"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  <table:table-cell office:value-type="float" office:value="37.9805" calcext:value-type="float">
            <text:p>37.98</text:p>
          </table:table-cell>
          <table:table-cell office:value-type="float" office:value="1658786895832" calcext:value-type="float">
            <text:p>1658786895832</text:p>
          </table:table-cell>
          <table:table-cell office:value-type="float" office:value="1658786952498" calcext:value-type="float">
            <text:p>1658786952498</text:p>
          </table:table-cell>
          <table:table-cell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3]*0.02/1000000+[.J13]*256/1024*0.0000166667/1000" office:value-type="float" office:value="0" calcext:value-type="float">
            <text:p>0</text:p>
          </table:table-cell>
          <table:table-cell office:value-type="float" office:value="3844" calcext:value-type="float">
            <text:p>3844</text:p>
          </table:table-cell>
          <table:table-cell table:style-name="ce34" table:formula="of:=[.M13]*[.C13]" office:value-type="float" office:value="3844" calcext:value-type="float">
            <text:p>3,844.00</text:p>
          </table:table-cell>
          <table:table-cell table:formula="of:=[.N13]/1024*0.05+0.0004/1000*4096/[.C13]" office:value-type="float" office:value="0.1893337125" calcext:value-type="float">
            <text:p>0.1893337125</text:p>
          </table:table-cell>
          <table:table-cell table:formula="of:=[.L13]+[.O13]" office:value-type="float" office:value="0.1893337125" calcext:value-type="float">
            <text:p>0.1893337125</text:p>
          </table:table-cell>
        </table:table-row>
        <table:table-row table:style-name="ro1">
          <table:table-cell office:value-type="string" calcext:value-type="string">
            <text:p>Mon Jul 25 18:09:18 2022</text:p>
          </table:table-cell>
          <table:table-cell office:value-type="float" office:value="4096" calcext:value-type="float">
            <text:p>4096</text:p>
          </table:table-cell>
          <table:table-cell table:formula="of:=[.B14]/1024" office:value-type="float" office:value="4" calcext:value-type="float">
            <text:p>4</text:p>
          </table:table-cell>
          <table:table-cell office:value-type="string" calcext:value-type="string">
            <text:p>GET</text:p>
          </table:table-cell>
          <table:table-cell office:value-type="float" office:value="39.6453" calcext:value-type="float">
            <text:p>39.65</text:p>
          </table:table-cell>
          <table:table-cell office:value-type="float" office:value="1658786958958" calcext:value-type="float">
            <text:p>1658786958958</text:p>
          </table:table-cell>
          <table:table-cell office:value-type="float" office:value="1658787017598" calcext:value-type="float">
            <text:p>1658787017598</text:p>
          </table:table-cell>
          <table:table-cell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4]*0.02/1000000+[.J14]*256/1024*0.0000166667/1000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style-name="ce34" table:formula="of:=[.M14]*[.C14]" office:value-type="float" office:value="4096" calcext:value-type="float">
            <text:p>4,096.00</text:p>
          </table:table-cell>
          <table:table-cell table:formula="of:=[.N14]/1024*0.05+0.0004/1000*4096/[.C14]" office:value-type="float" office:value="0.2004096" calcext:value-type="float">
            <text:p>0.2004096</text:p>
          </table:table-cell>
          <table:table-cell table:formula="of:=[.L14]+[.O14]" office:value-type="float" office:value="0.2004096" calcext:value-type="float">
            <text:p>0.2004096</text:p>
          </table:table-cell>
        </table:table-row>
        <table:table-row table:style-name="ro1">
          <table:table-cell office:value-type="string" calcext:value-type="string">
            <text:p>Mon Jul 25 18:10:22 2022</text:p>
          </table:table-cell>
          <table:table-cell office:value-type="float" office:value="16384" calcext:value-type="float">
            <text:p>16384</text:p>
          </table:table-cell>
          <table:table-cell table:formula="of:=[.B15]/1024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office:value-type="float" office:value="56.8679" calcext:value-type="float">
            <text:p>56.87</text:p>
          </table:table-cell>
          <table:table-cell office:value-type="float" office:value="1658787022308" calcext:value-type="float">
            <text:p>1658787022308</text:p>
          </table:table-cell>
          <table:table-cell office:value-type="float" office:value="1658787098814" calcext:value-type="float">
            <text:p>1658787098814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49432" calcext:value-type="float">
            <text:p>1349432</text:p>
          </table:table-cell>
          <table:table-cell table:formula="of:=[.J15]/[.I15]" office:value-type="float" office:value="19556.9855072464" calcext:value-type="float">
            <text:p>19556.9855072464</text:p>
          </table:table-cell>
          <table:table-cell table:formula="of:=[.I15]*0.02/1000000+[.J15]*256/1024*0.0000166667/1000" office:value-type="float" office:value="0.0056240245786" calcext:value-type="float">
            <text:p>0.0056240245786</text:p>
          </table:table-cell>
          <table:table-cell office:value-type="float" office:value="256" calcext:value-type="float">
            <text:p>256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15]/1024*0.05+0.0004/1000*4096/[.C15]" office:value-type="float" office:value="0.176995479467118" calcext:value-type="float">
            <text:p>0.176995479467118</text:p>
          </table:table-cell>
          <table:table-cell table:formula="of:=[.L15]+[.O15]" office:value-type="float" office:value="0.182619504045718" calcext:value-type="float">
            <text:p>0.182619504045718</text:p>
          </table:table-cell>
        </table:table-row>
        <table:table-row table:style-name="ro1">
          <table:table-cell office:value-type="string" calcext:value-type="string">
            <text:p>Mon Jul 25 18:11:55 2022</text:p>
          </table:table-cell>
          <table:table-cell office:value-type="float" office:value="64" calcext:value-type="float">
            <text:p>64</text:p>
          </table:table-cell>
          <table:table-cell table:formula="of:=[.B16]/1024" office:value-type="float" office:value="0.0625" calcext:value-type="float">
            <text:p>0.0625</text:p>
          </table:table-cell>
          <table:table-cell office:value-type="string" calcext:value-type="string">
            <text:p>GET</text:p>
          </table:table-cell>
          <table:table-cell office:value-type="float" office:value="37.2361" calcext:value-type="float">
            <text:p>37.24</text:p>
          </table:table-cell>
          <table:table-cell office:value-type="float" office:value="1658787116115" calcext:value-type="float">
            <text:p>1658787116115</text:p>
          </table:table-cell>
          <table:table-cell office:value-type="float" office:value="1658787171597" calcext:value-type="float">
            <text:p>1658787171597</text:p>
          </table:table-cell>
          <table:table-cell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6]*0.02/1000000+[.J16]*256/1024*0.0000166667/1000" office:value-type="float" office:value="0" calcext:value-type="float">
            <text:p>0</text:p>
          </table:table-cell>
          <table:table-cell office:value-type="float" office:value="58564" calcext:value-type="float">
            <text:p>58564</text:p>
          </table:table-cell>
          <table:table-cell table:style-name="ce34" table:formula="of:=[.M16]*[.C16]" office:value-type="float" office:value="3660.25" calcext:value-type="float">
            <text:p>3,660.25</text:p>
          </table:table-cell>
          <table:table-cell table:formula="of:=[.N16]/1024*0.05+0.0004/1000*4096/[.C16]" office:value-type="float" office:value="0.20493754453125" calcext:value-type="float">
            <text:p>0.20493754453125</text:p>
          </table:table-cell>
          <table:table-cell table:formula="of:=[.L16]+[.O16]" office:value-type="float" office:value="0.20493754453125" calcext:value-type="float">
            <text:p>0.20493754453125</text:p>
          </table:table-cell>
        </table:table-row>
        <table:table-row table:style-name="ro1">
          <table:table-cell office:value-type="string" calcext:value-type="string">
            <text:p>Mon Jul 25 18:12:59 2022</text:p>
          </table:table-cell>
          <table:table-cell office:value-type="float" office:value="64" calcext:value-type="float">
            <text:p>64</text:p>
          </table:table-cell>
          <table:table-cell table:formula="of:=[.B17]/1024" office:value-type="float" office:value="0.0625" calcext:value-type="float">
            <text:p>0.0625</text:p>
          </table:table-cell>
          <table:table-cell office:value-type="string" calcext:value-type="string">
            <text:p>GET</text:p>
          </table:table-cell>
          <table:table-cell office:value-type="float" office:value="37.056" calcext:value-type="float">
            <text:p>37.06</text:p>
          </table:table-cell>
          <table:table-cell office:value-type="float" office:value="1658787179395" calcext:value-type="float">
            <text:p>1658787179395</text:p>
          </table:table-cell>
          <table:table-cell office:value-type="float" office:value="1658787232178" calcext:value-type="float">
            <text:p>1658787232178</text:p>
          </table:table-cell>
          <table:table-cell office:value-type="float" office:value="0" calcext:value-type="float">
            <text:p>0</text:p>
          </table:table-cell>
          <table:table-cell table:formula="of:=[.H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7]*0.02/1000000+[.J17]*256/1024*0.0000166667/1000" office:value-type="float" office:value="0" calcext:value-type="float">
            <text:p>0</text:p>
          </table:table-cell>
          <table:table-cell office:value-type="float" office:value="58564" calcext:value-type="float">
            <text:p>58564</text:p>
          </table:table-cell>
          <table:table-cell table:style-name="ce34" table:formula="of:=[.M17]*[.C17]" office:value-type="float" office:value="3660.25" calcext:value-type="float">
            <text:p>3,660.25</text:p>
          </table:table-cell>
          <table:table-cell table:formula="of:=[.N17]/1024*0.05+0.0004/1000*4096/[.C17]" office:value-type="float" office:value="0.20493754453125" calcext:value-type="float">
            <text:p>0.20493754453125</text:p>
          </table:table-cell>
          <table:table-cell table:formula="of:=[.L17]+[.O17]" office:value-type="float" office:value="0.20493754453125" calcext:value-type="float">
            <text:p>0.20493754453125</text:p>
          </table:table-cell>
        </table:table-row>
        <table:table-row table:style-name="ro1">
          <table:table-cell office:value-type="string" calcext:value-type="string">
            <text:p>Mon Jul 25 18:14:02 2022</text:p>
          </table:table-cell>
          <table:table-cell office:value-type="float" office:value="16384" calcext:value-type="float">
            <text:p>16384</text:p>
          </table:table-cell>
          <table:table-cell table:formula="of:=[.B18]/1024" office:value-type="float" office:value="16" calcext:value-type="float">
            <text:p>16</text:p>
          </table:table-cell>
          <table:table-cell office:value-type="string" calcext:value-type="string">
            <text:p>GET</text:p>
          </table:table-cell>
          <table:table-cell office:value-type="float" office:value="40.082" calcext:value-type="float">
            <text:p>40.08</text:p>
          </table:table-cell>
          <table:table-cell office:value-type="float" office:value="1658787242697" calcext:value-type="float">
            <text:p>1658787242697</text:p>
          </table:table-cell>
          <table:table-cell office:value-type="float" office:value="1658787299648" calcext:value-type="float">
            <text:p>1658787299648</text:p>
          </table:table-cell>
          <table:table-cell office:value-type="float" office:value="0" calcext:value-type="float">
            <text:p>0</text:p>
          </table:table-cell>
          <table:table-cell table:formula="of:=[.H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8]*0.02/1000000+[.J18]*256/1024*0.0000166667/1000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style-name="ce34" table:formula="of:=[.M18]*[.C18]" office:value-type="float" office:value="4096" calcext:value-type="float">
            <text:p>4,096.00</text:p>
          </table:table-cell>
          <table:table-cell table:formula="of:=[.N18]/1024*0.05+0.0004/1000*4096/[.C18]" office:value-type="float" office:value="0.2001024" calcext:value-type="float">
            <text:p>0.2001024</text:p>
          </table:table-cell>
          <table:table-cell table:formula="of:=[.L18]+[.O18]" office:value-type="float" office:value="0.2001024" calcext:value-type="float">
            <text:p>0.2001024</text:p>
          </table:table-cell>
        </table:table-row>
        <table:table-row table:style-name="ro1">
          <table:table-cell office:value-type="string" calcext:value-type="string">
            <text:p>Mon Jul 25 18:15:06 2022</text:p>
          </table:table-cell>
          <table:table-cell office:value-type="float" office:value="256" calcext:value-type="float">
            <text:p>256</text:p>
          </table:table-cell>
          <table:table-cell table:formula="of:=[.B19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37.2592" calcext:value-type="float">
            <text:p>37.26</text:p>
          </table:table-cell>
          <table:table-cell office:value-type="float" office:value="1658787306631" calcext:value-type="float">
            <text:p>1658787306631</text:p>
          </table:table-cell>
          <table:table-cell office:value-type="float" office:value="1658787363963" calcext:value-type="float">
            <text:p>1658787363963</text:p>
          </table:table-cell>
          <table:table-cell office:value-type="float" office:value="484" calcext:value-type="float">
            <text:p>484</text:p>
          </table:table-cell>
          <table:table-cell table:formula="of:=[.H19]" office:value-type="float" office:value="484" calcext:value-type="float">
            <text:p>484</text:p>
          </table:table-cell>
          <table:table-cell office:value-type="float" office:value="210402" calcext:value-type="float">
            <text:p>210402</text:p>
          </table:table-cell>
          <table:table-cell table:formula="of:=[.J19]/[.I19]" office:value-type="float" office:value="434.714876033058" calcext:value-type="float">
            <text:p>434.714876033058</text:p>
          </table:table-cell>
          <table:table-cell table:formula="of:=[.I19]*0.02/1000000+[.J19]*256/1024*0.0000166667/1000" office:value-type="float" office:value="0.00088635675335" calcext:value-type="float">
            <text:p>0.00088635675335</text:p>
          </table:table-cell>
          <table:table-cell office:value-type="float" office:value="14884" calcext:value-type="float">
            <text:p>1488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19]/1024*0.05+0.0004/1000*4096/[.C19]" office:value-type="float" office:value="0.183446679467118" calcext:value-type="float">
            <text:p>0.183446679467118</text:p>
          </table:table-cell>
          <table:table-cell table:formula="of:=[.L19]+[.O19]" office:value-type="float" office:value="0.184333036220468" calcext:value-type="float">
            <text:p>0.184333036220468</text:p>
          </table:table-cell>
        </table:table-row>
        <table:table-row table:style-name="ro1">
          <table:table-cell office:value-type="string" calcext:value-type="string">
            <text:p>Mon Jul 25 18:16:09 2022</text:p>
          </table:table-cell>
          <table:table-cell office:value-type="float" office:value="16384" calcext:value-type="float">
            <text:p>16384</text:p>
          </table:table-cell>
          <table:table-cell table:formula="of:=[.B20]/1024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office:value-type="float" office:value="55.1564" calcext:value-type="float">
            <text:p>55.16</text:p>
          </table:table-cell>
          <table:table-cell office:value-type="float" office:value="1658787369972" calcext:value-type="float">
            <text:p>1658787369972</text:p>
          </table:table-cell>
          <table:table-cell office:value-type="float" office:value="1658787442003" calcext:value-type="float">
            <text:p>165878744200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36088" calcext:value-type="float">
            <text:p>1136088</text:p>
          </table:table-cell>
          <table:table-cell table:formula="of:=[.J20]/[.I20]" office:value-type="float" office:value="17478.2769230769" calcext:value-type="float">
            <text:p>17478.2769230769</text:p>
          </table:table-cell>
          <table:table-cell table:formula="of:=[.I20]*0.02/1000000+[.J20]*256/1024*0.0000166667/1000" office:value-type="float" office:value="0.0047350094674" calcext:value-type="float">
            <text:p>0.0047350094674</text:p>
          </table:table-cell>
          <table:table-cell office:value-type="float" office:value="256" calcext:value-type="float">
            <text:p>256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20]/1024*0.05+0.0004/1000*4096/[.C20]" office:value-type="float" office:value="0.176995479467118" calcext:value-type="float">
            <text:p>0.176995479467118</text:p>
          </table:table-cell>
          <table:table-cell table:formula="of:=[.L20]+[.O20]" office:value-type="float" office:value="0.181730488934518" calcext:value-type="float">
            <text:p>0.181730488934518</text:p>
          </table:table-cell>
        </table:table-row>
        <table:table-row table:style-name="ro1">
          <table:table-cell office:value-type="string" calcext:value-type="string">
            <text:p>Mon Jul 25 18:17:28 2022</text:p>
          </table:table-cell>
          <table:table-cell office:value-type="float" office:value="1024" calcext:value-type="float">
            <text:p>1024</text:p>
          </table:table-cell>
          <table:table-cell table:formula="of:=[.B21]/1024"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  <table:table-cell office:value-type="float" office:value="37.4875" calcext:value-type="float">
            <text:p>37.49</text:p>
          </table:table-cell>
          <table:table-cell office:value-type="float" office:value="1658787448430" calcext:value-type="float">
            <text:p>1658787448430</text:p>
          </table:table-cell>
          <table:table-cell office:value-type="float" office:value="1658787505213" calcext:value-type="float">
            <text:p>1658787505213</text:p>
          </table:table-cell>
          <table:table-cell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1]*0.02/1000000+[.J21]*256/1024*0.0000166667/1000" office:value-type="float" office:value="0" calcext:value-type="float">
            <text:p>0</text:p>
          </table:table-cell>
          <table:table-cell office:value-type="float" office:value="3844" calcext:value-type="float">
            <text:p>3844</text:p>
          </table:table-cell>
          <table:table-cell table:style-name="ce34" table:formula="of:=[.M21]*[.C21]" office:value-type="float" office:value="3844" calcext:value-type="float">
            <text:p>3,844.00</text:p>
          </table:table-cell>
          <table:table-cell table:formula="of:=[.N21]/1024*0.05+0.0004/1000*4096/[.C21]" office:value-type="float" office:value="0.1893337125" calcext:value-type="float">
            <text:p>0.1893337125</text:p>
          </table:table-cell>
          <table:table-cell table:formula="of:=[.L21]+[.O21]" office:value-type="float" office:value="0.1893337125" calcext:value-type="float">
            <text:p>0.1893337125</text:p>
          </table:table-cell>
        </table:table-row>
        <table:table-row table:style-name="ro1">
          <table:table-cell office:value-type="string" calcext:value-type="string">
            <text:p>Mon Jul 25 18:18:31 2022</text:p>
          </table:table-cell>
          <table:table-cell office:value-type="float" office:value="16384" calcext:value-type="float">
            <text:p>16384</text:p>
          </table:table-cell>
          <table:table-cell table:formula="of:=[.B22]/1024" office:value-type="float" office:value="16" calcext:value-type="float">
            <text:p>16</text:p>
          </table:table-cell>
          <table:table-cell office:value-type="string" calcext:value-type="string">
            <text:p>GET</text:p>
          </table:table-cell>
          <table:table-cell office:value-type="float" office:value="40.0839" calcext:value-type="float">
            <text:p>40.08</text:p>
          </table:table-cell>
          <table:table-cell office:value-type="float" office:value="1658787511815" calcext:value-type="float">
            <text:p>1658787511815</text:p>
          </table:table-cell>
          <table:table-cell office:value-type="float" office:value="1658787568297" calcext:value-type="float">
            <text:p>1658787568297</text:p>
          </table:table-cell>
          <table:table-cell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2]*0.02/1000000+[.J22]*256/1024*0.0000166667/1000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style-name="ce34" table:formula="of:=[.M22]*[.C22]" office:value-type="float" office:value="4096" calcext:value-type="float">
            <text:p>4,096.00</text:p>
          </table:table-cell>
          <table:table-cell table:formula="of:=[.N22]/1024*0.05+0.0004/1000*4096/[.C22]" office:value-type="float" office:value="0.2001024" calcext:value-type="float">
            <text:p>0.2001024</text:p>
          </table:table-cell>
          <table:table-cell table:formula="of:=[.L22]+[.O22]" office:value-type="float" office:value="0.2001024" calcext:value-type="float">
            <text:p>0.2001024</text:p>
          </table:table-cell>
        </table:table-row>
        <table:table-row table:style-name="ro1">
          <table:table-cell office:value-type="string" calcext:value-type="string">
            <text:p>Mon Jul 25 18:19:35 2022</text:p>
          </table:table-cell>
          <table:table-cell office:value-type="float" office:value="256" calcext:value-type="float">
            <text:p>256</text:p>
          </table:table-cell>
          <table:table-cell table:formula="of:=[.B23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41.9891" calcext:value-type="float">
            <text:p>41.99</text:p>
          </table:table-cell>
          <table:table-cell office:value-type="float" office:value="1658787575980" calcext:value-type="float">
            <text:p>1658787575980</text:p>
          </table:table-cell>
          <table:table-cell office:value-type="float" office:value="1658787637204" calcext:value-type="float">
            <text:p>1658787637204</text:p>
          </table:table-cell>
          <table:table-cell office:value-type="float" office:value="484" calcext:value-type="float">
            <text:p>484</text:p>
          </table:table-cell>
          <table:table-cell table:formula="of:=[.H23]" office:value-type="float" office:value="484" calcext:value-type="float">
            <text:p>484</text:p>
          </table:table-cell>
          <table:table-cell office:value-type="float" office:value="160140" calcext:value-type="float">
            <text:p>160140</text:p>
          </table:table-cell>
          <table:table-cell table:formula="of:=[.J23]/[.I23]" office:value-type="float" office:value="330.867768595041" calcext:value-type="float">
            <text:p>330.867768595041</text:p>
          </table:table-cell>
          <table:table-cell table:formula="of:=[.I23]*0.02/1000000+[.J23]*256/1024*0.0000166667/1000" office:value-type="float" office:value="0.0006769313345" calcext:value-type="float">
            <text:p>0.0006769313345</text:p>
          </table:table-cell>
          <table:table-cell office:value-type="float" office:value="14884" calcext:value-type="float">
            <text:p>1488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23]/1024*0.05+0.0004/1000*4096/[.C23]" office:value-type="float" office:value="0.183446679467118" calcext:value-type="float">
            <text:p>0.183446679467118</text:p>
          </table:table-cell>
          <table:table-cell table:formula="of:=[.L23]+[.O23]" office:value-type="float" office:value="0.184123610801618" calcext:value-type="float">
            <text:p>0.184123610801618</text:p>
          </table:table-cell>
        </table:table-row>
        <table:table-row table:style-name="ro1">
          <table:table-cell office:value-type="string" calcext:value-type="string">
            <text:p>Mon Jul 25 18:20:53 2022</text:p>
          </table:table-cell>
          <table:table-cell office:value-type="float" office:value="64" calcext:value-type="float">
            <text:p>64</text:p>
          </table:table-cell>
          <table:table-cell table:formula="of:=[.B24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39.677" calcext:value-type="float">
            <text:p>39.68</text:p>
          </table:table-cell>
          <table:table-cell office:value-type="float" office:value="1658787654230" calcext:value-type="float">
            <text:p>1658787654230</text:p>
          </table:table-cell>
          <table:table-cell office:value-type="float" office:value="1658787712004" calcext:value-type="float">
            <text:p>1658787712004</text:p>
          </table:table-cell>
          <table:table-cell office:value-type="float" office:value="964" calcext:value-type="float">
            <text:p>964</text:p>
          </table:table-cell>
          <table:table-cell table:formula="of:=[.H24]" office:value-type="float" office:value="964" calcext:value-type="float">
            <text:p>964</text:p>
          </table:table-cell>
          <table:table-cell office:value-type="float" office:value="370344" calcext:value-type="float">
            <text:p>370344</text:p>
          </table:table-cell>
          <table:table-cell table:formula="of:=[.J24]/[.I24]" office:value-type="float" office:value="384.174273858921" calcext:value-type="float">
            <text:p>384.174273858921</text:p>
          </table:table-cell>
          <table:table-cell table:formula="of:=[.I24]*0.02/1000000+[.J24]*256/1024*0.0000166667/1000" office:value-type="float" office:value="0.0015623830862" calcext:value-type="float">
            <text:p>0.0015623830862</text:p>
          </table:table-cell>
          <table:table-cell office:value-type="float" office:value="58564" calcext:value-type="float">
            <text:p>5856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24]/1024*0.05+0.0004/1000*4096/[.C24]" office:value-type="float" office:value="0.203107479467118" calcext:value-type="float">
            <text:p>0.203107479467118</text:p>
          </table:table-cell>
          <table:table-cell table:formula="of:=[.L24]+[.O24]" office:value-type="float" office:value="0.204669862553318" calcext:value-type="float">
            <text:p>0.204669862553318</text:p>
          </table:table-cell>
        </table:table-row>
        <table:table-row table:style-name="ro1">
          <table:table-cell office:value-type="string" calcext:value-type="string">
            <text:p>Mon Jul 25 18:21:57 2022</text:p>
          </table:table-cell>
          <table:table-cell office:value-type="float" office:value="1024" calcext:value-type="float">
            <text:p>1024</text:p>
          </table:table-cell>
          <table:table-cell table:formula="of:=[.B25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35.8295" calcext:value-type="float">
            <text:p>35.83</text:p>
          </table:table-cell>
          <table:table-cell office:value-type="float" office:value="1658787717581" calcext:value-type="float">
            <text:p>1658787717581</text:p>
          </table:table-cell>
          <table:table-cell office:value-type="float" office:value="1658787771946" calcext:value-type="float">
            <text:p>1658787771946</text:p>
          </table:table-cell>
          <table:table-cell office:value-type="float" office:value="244" calcext:value-type="float">
            <text:p>244</text:p>
          </table:table-cell>
          <table:table-cell table:formula="of:=[.H25]" office:value-type="float" office:value="244" calcext:value-type="float">
            <text:p>244</text:p>
          </table:table-cell>
          <table:table-cell office:value-type="float" office:value="82449" calcext:value-type="float">
            <text:p>82449</text:p>
          </table:table-cell>
          <table:table-cell table:formula="of:=[.J25]/[.I25]" office:value-type="float" office:value="337.905737704918" calcext:value-type="float">
            <text:p>337.905737704918</text:p>
          </table:table-cell>
          <table:table-cell table:formula="of:=[.I25]*0.02/1000000+[.J25]*256/1024*0.0000166667/1000" office:value-type="float" office:value="0.000348418187075" calcext:value-type="float">
            <text:p>0.000348418187075</text:p>
          </table:table-cell>
          <table:table-cell office:value-type="float" office:value="3844" calcext:value-type="float">
            <text:p>384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25]/1024*0.05+0.0004/1000*4096/[.C25]" office:value-type="float" office:value="0.178531479467118" calcext:value-type="float">
            <text:p>0.178531479467118</text:p>
          </table:table-cell>
          <table:table-cell table:formula="of:=[.L25]+[.O25]" office:value-type="float" office:value="0.178879897654193" calcext:value-type="float">
            <text:p>0.178879897654193</text:p>
          </table:table-cell>
        </table:table-row>
        <table:table-row table:style-name="ro1">
          <table:table-cell office:value-type="string" calcext:value-type="string">
            <text:p>Mon Jul 25 18:23:00 2022</text:p>
          </table:table-cell>
          <table:table-cell office:value-type="float" office:value="256" calcext:value-type="float">
            <text:p>256</text:p>
          </table:table-cell>
          <table:table-cell table:formula="of:=[.B26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36.3064" calcext:value-type="float">
            <text:p>36.31</text:p>
          </table:table-cell>
          <table:table-cell office:value-type="float" office:value="1658787781080" calcext:value-type="float">
            <text:p>1658787781080</text:p>
          </table:table-cell>
          <table:table-cell office:value-type="float" office:value="1658787836212" calcext:value-type="float">
            <text:p>1658787836212</text:p>
          </table:table-cell>
          <table:table-cell office:value-type="float" office:value="484" calcext:value-type="float">
            <text:p>484</text:p>
          </table:table-cell>
          <table:table-cell table:formula="of:=[.H26]" office:value-type="float" office:value="484" calcext:value-type="float">
            <text:p>484</text:p>
          </table:table-cell>
          <table:table-cell office:value-type="float" office:value="158307" calcext:value-type="float">
            <text:p>158307</text:p>
          </table:table-cell>
          <table:table-cell table:formula="of:=[.J26]/[.I26]" office:value-type="float" office:value="327.080578512397" calcext:value-type="float">
            <text:p>327.080578512397</text:p>
          </table:table-cell>
          <table:table-cell table:formula="of:=[.I26]*0.02/1000000+[.J26]*256/1024*0.0000166667/1000" office:value-type="float" office:value="0.000669293819225" calcext:value-type="float">
            <text:p>0.000669293819225</text:p>
          </table:table-cell>
          <table:table-cell office:value-type="float" office:value="14884" calcext:value-type="float">
            <text:p>1488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26]/1024*0.05+0.0004/1000*4096/[.C26]" office:value-type="float" office:value="0.183446679467118" calcext:value-type="float">
            <text:p>0.183446679467118</text:p>
          </table:table-cell>
          <table:table-cell table:formula="of:=[.L26]+[.O26]" office:value-type="float" office:value="0.184115973286343" calcext:value-type="float">
            <text:p>0.184115973286343</text:p>
          </table:table-cell>
        </table:table-row>
        <table:table-row table:style-name="ro1">
          <table:table-cell office:value-type="string" calcext:value-type="string">
            <text:p>Mon Jul 25 18:24:04 2022</text:p>
          </table:table-cell>
          <table:table-cell office:value-type="float" office:value="64" calcext:value-type="float">
            <text:p>64</text:p>
          </table:table-cell>
          <table:table-cell table:formula="of:=[.B27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37.49" calcext:value-type="float">
            <text:p>37.49</text:p>
          </table:table-cell>
          <table:table-cell office:value-type="float" office:value="1658787844531" calcext:value-type="float">
            <text:p>1658787844531</text:p>
          </table:table-cell>
          <table:table-cell office:value-type="float" office:value="1658787900679" calcext:value-type="float">
            <text:p>1658787900679</text:p>
          </table:table-cell>
          <table:table-cell office:value-type="float" office:value="964" calcext:value-type="float">
            <text:p>964</text:p>
          </table:table-cell>
          <table:table-cell table:formula="of:=[.H27]" office:value-type="float" office:value="964" calcext:value-type="float">
            <text:p>964</text:p>
          </table:table-cell>
          <table:table-cell office:value-type="float" office:value="270577" calcext:value-type="float">
            <text:p>270577</text:p>
          </table:table-cell>
          <table:table-cell table:formula="of:=[.J27]/[.I27]" office:value-type="float" office:value="280.68153526971" calcext:value-type="float">
            <text:p>280.68153526971</text:p>
          </table:table-cell>
          <table:table-cell table:formula="of:=[.I27]*0.02/1000000+[.J27]*256/1024*0.0000166667/1000" office:value-type="float" office:value="0.001146686421475" calcext:value-type="float">
            <text:p>0.001146686421475</text:p>
          </table:table-cell>
          <table:table-cell office:value-type="float" office:value="58564" calcext:value-type="float">
            <text:p>5856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27]/1024*0.05+0.0004/1000*4096/[.C27]" office:value-type="float" office:value="0.203107479467118" calcext:value-type="float">
            <text:p>0.203107479467118</text:p>
          </table:table-cell>
          <table:table-cell table:formula="of:=[.L27]+[.O27]" office:value-type="float" office:value="0.204254165888593" calcext:value-type="float">
            <text:p>0.204254165888593</text:p>
          </table:table-cell>
        </table:table-row>
        <table:table-row table:style-name="ro1">
          <table:table-cell office:value-type="string" calcext:value-type="string">
            <text:p>Mon Jul 25 18:25:07 2022</text:p>
          </table:table-cell>
          <table:table-cell office:value-type="float" office:value="256" calcext:value-type="float">
            <text:p>256</text:p>
          </table:table-cell>
          <table:table-cell table:formula="of:=[.B28]/1024" office:value-type="float" office:value="0.25" calcext:value-type="float">
            <text:p>0.25</text:p>
          </table:table-cell>
          <table:table-cell office:value-type="string" calcext:value-type="string">
            <text:p>GET</text:p>
          </table:table-cell>
          <table:table-cell office:value-type="float" office:value="36.9695" calcext:value-type="float">
            <text:p>36.97</text:p>
          </table:table-cell>
          <table:table-cell office:value-type="float" office:value="1658787908188" calcext:value-type="float">
            <text:p>1658787908188</text:p>
          </table:table-cell>
          <table:table-cell office:value-type="float" office:value="1658787961746" calcext:value-type="float">
            <text:p>1658787961746</text:p>
          </table:table-cell>
          <table:table-cell office:value-type="float" office:value="0" calcext:value-type="float">
            <text:p>0</text:p>
          </table:table-cell>
          <table:table-cell table:formula="of:=[.H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8]*0.02/1000000+[.J28]*256/1024*0.0000166667/1000" office:value-type="float" office:value="0" calcext:value-type="float">
            <text:p>0</text:p>
          </table:table-cell>
          <table:table-cell office:value-type="float" office:value="14884" calcext:value-type="float">
            <text:p>14884</text:p>
          </table:table-cell>
          <table:table-cell table:style-name="ce34" table:formula="of:=[.M28]*[.C28]" office:value-type="float" office:value="3721" calcext:value-type="float">
            <text:p>3,721.00</text:p>
          </table:table-cell>
          <table:table-cell table:formula="of:=[.N28]/1024*0.05+0.0004/1000*4096/[.C28]" office:value-type="float" office:value="0.188243053125" calcext:value-type="float">
            <text:p>0.188243053125</text:p>
          </table:table-cell>
          <table:table-cell table:formula="of:=[.L28]+[.O28]" office:value-type="float" office:value="0.188243053125" calcext:value-type="float">
            <text:p>0.188243053125</text:p>
          </table:table-cell>
        </table:table-row>
        <table:table-row table:style-name="ro1">
          <table:table-cell office:value-type="string" calcext:value-type="string">
            <text:p>Mon Jul 25 18:26:11 2022</text:p>
          </table:table-cell>
          <table:table-cell office:value-type="float" office:value="4096" calcext:value-type="float">
            <text:p>4096</text:p>
          </table:table-cell>
          <table:table-cell table:formula="of:=[.B29]/1024" office:value-type="float" office:value="4" calcext:value-type="float">
            <text:p>4</text:p>
          </table:table-cell>
          <table:table-cell office:value-type="string" calcext:value-type="string">
            <text:p>GET</text:p>
          </table:table-cell>
          <table:table-cell office:value-type="float" office:value="39.7909" calcext:value-type="float">
            <text:p>39.79</text:p>
          </table:table-cell>
          <table:table-cell office:value-type="float" office:value="1658787972012" calcext:value-type="float">
            <text:p>1658787972012</text:p>
          </table:table-cell>
          <table:table-cell office:value-type="float" office:value="1658788031687" calcext:value-type="float">
            <text:p>1658788031687</text:p>
          </table:table-cell>
          <table:table-cell office:value-type="float" office:value="0" calcext:value-type="float">
            <text:p>0</text:p>
          </table:table-cell>
          <table:table-cell table:formula="of:=[.H2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9]*0.02/1000000+[.J29]*256/1024*0.0000166667/1000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style-name="ce34" table:formula="of:=[.M29]*[.C29]" office:value-type="float" office:value="4096" calcext:value-type="float">
            <text:p>4,096.00</text:p>
          </table:table-cell>
          <table:table-cell table:formula="of:=[.N29]/1024*0.05+0.0004/1000*4096/[.C29]" office:value-type="float" office:value="0.2004096" calcext:value-type="float">
            <text:p>0.2004096</text:p>
          </table:table-cell>
          <table:table-cell table:formula="of:=[.L29]+[.O29]" office:value-type="float" office:value="0.2004096" calcext:value-type="float">
            <text:p>0.2004096</text:p>
          </table:table-cell>
        </table:table-row>
        <table:table-row table:style-name="ro1">
          <table:table-cell office:value-type="string" calcext:value-type="string">
            <text:p>Mon Jul 25 18:27:15 2022</text:p>
          </table:table-cell>
          <table:table-cell office:value-type="float" office:value="256" calcext:value-type="float">
            <text:p>256</text:p>
          </table:table-cell>
          <table:table-cell table:formula="of:=[.B30]/1024" office:value-type="float" office:value="0.25" calcext:value-type="float">
            <text:p>0.25</text:p>
          </table:table-cell>
          <table:table-cell office:value-type="string" calcext:value-type="string">
            <text:p>GET</text:p>
          </table:table-cell>
          <table:table-cell office:value-type="float" office:value="36.6622" calcext:value-type="float">
            <text:p>36.66</text:p>
          </table:table-cell>
          <table:table-cell office:value-type="float" office:value="1658788035222" calcext:value-type="float">
            <text:p>1658788035222</text:p>
          </table:table-cell>
          <table:table-cell office:value-type="float" office:value="1658788089179" calcext:value-type="float">
            <text:p>1658788089179</text:p>
          </table:table-cell>
          <table:table-cell office:value-type="float" office:value="0" calcext:value-type="float">
            <text:p>0</text:p>
          </table:table-cell>
          <table:table-cell table:formula="of:=[.H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30]*0.02/1000000+[.J30]*256/1024*0.0000166667/1000" office:value-type="float" office:value="0" calcext:value-type="float">
            <text:p>0</text:p>
          </table:table-cell>
          <table:table-cell office:value-type="float" office:value="14884" calcext:value-type="float">
            <text:p>14884</text:p>
          </table:table-cell>
          <table:table-cell table:style-name="ce34" table:formula="of:=[.M30]*[.C30]" office:value-type="float" office:value="3721" calcext:value-type="float">
            <text:p>3,721.00</text:p>
          </table:table-cell>
          <table:table-cell table:formula="of:=[.N30]/1024*0.05+0.0004/1000*4096/[.C30]" office:value-type="float" office:value="0.188243053125" calcext:value-type="float">
            <text:p>0.188243053125</text:p>
          </table:table-cell>
          <table:table-cell table:formula="of:=[.L30]+[.O30]" office:value-type="float" office:value="0.188243053125" calcext:value-type="float">
            <text:p>0.188243053125</text:p>
          </table:table-cell>
        </table:table-row>
        <table:table-row table:style-name="ro1">
          <table:table-cell office:value-type="string" calcext:value-type="string">
            <text:p>Mon Jul 25 18:28:19 2022</text:p>
          </table:table-cell>
          <table:table-cell office:value-type="float" office:value="64" calcext:value-type="float">
            <text:p>64</text:p>
          </table:table-cell>
          <table:table-cell table:formula="of:=[.B31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37.5082" calcext:value-type="float">
            <text:p>37.51</text:p>
          </table:table-cell>
          <table:table-cell office:value-type="float" office:value="1658788099595" calcext:value-type="float">
            <text:p>1658788099595</text:p>
          </table:table-cell>
          <table:table-cell office:value-type="float" office:value="1658788154377" calcext:value-type="float">
            <text:p>1658788154377</text:p>
          </table:table-cell>
          <table:table-cell office:value-type="float" office:value="964" calcext:value-type="float">
            <text:p>964</text:p>
          </table:table-cell>
          <table:table-cell table:formula="of:=[.H31]" office:value-type="float" office:value="964" calcext:value-type="float">
            <text:p>964</text:p>
          </table:table-cell>
          <table:table-cell office:value-type="float" office:value="268416" calcext:value-type="float">
            <text:p>268416</text:p>
          </table:table-cell>
          <table:table-cell table:formula="of:=[.J31]/[.I31]" office:value-type="float" office:value="278.439834024896" calcext:value-type="float">
            <text:p>278.439834024896</text:p>
          </table:table-cell>
          <table:table-cell table:formula="of:=[.I31]*0.02/1000000+[.J31]*256/1024*0.0000166667/1000" office:value-type="float" office:value="0.0011376822368" calcext:value-type="float">
            <text:p>0.0011376822368</text:p>
          </table:table-cell>
          <table:table-cell office:value-type="float" office:value="58564" calcext:value-type="float">
            <text:p>58564</text:p>
          </table:table-cell>
          <table:table-cell table:style-name="ce34" office:value-type="float" office:value="3622.77026748657" calcext:value-type="float">
            <text:p>3,622.77</text:p>
          </table:table-cell>
          <table:table-cell table:formula="of:=[.N31]/1024*0.05+0.0004/1000*4096/[.C31]" office:value-type="float" office:value="0.203107479467118" calcext:value-type="float">
            <text:p>0.203107479467118</text:p>
          </table:table-cell>
          <table:table-cell table:formula="of:=[.L31]+[.O31]" office:value-type="float" office:value="0.204245161703918" calcext:value-type="float">
            <text:p>0.204245161703918</text:p>
          </table:table-cell>
        </table:table-row>
        <table:table-row table:style-name="ro1" table:number-rows-repeated="104854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ivot Table_out_1" table:style-name="ta1">
        <table:shapes>
          <draw:frame draw:z-index="0" draw:style-name="gr1" draw:text-style-name="P1" svg:width="6.2941in" svg:height="3.5461in" svg:x="7.8106in" svg:y="2.1992in">
            <draw:object draw:notify-on-update-of-ranges="'Pivot Table_out_1'.C16:'Pivot Table_out_1'.C25 'Pivot Table_out_1'.C16:'Pivot Table_out_1'.C20 'Pivot Table_out_1'.B16:'Pivot Table_out_1'.B16 'Pivot Table_out_1'.D16:'Pivot Table_out_1'.D20 'Pivot Table_out_1'.C21:'Pivot Table_out_1'.C25 'Pivot Table_out_1'.B21:'Pivot Table_out_1'.B21 'Pivot Table_out_1'.D21:'Pivot Table_out_1'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42"/>
        <table:table-column table:style-name="co12" table:default-cell-style-name="Default"/>
        <table:table-column table:style-name="co14" table:default-cell-style-name="ce74"/>
        <table:table-column table:style-name="co15" table:default-cell-style-name="ce1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6" table:default-cell-style-name="Default"/>
        <table:table-row table:style-name="ro1">
          <table:table-cell table:style-name="ce3"/>
          <table:table-cell table:style-name="ce14"/>
          <table:table-cell table:style-name="ce23" office:value-type="string" calcext:value-type="string">
            <text:p>Data</text:p>
          </table:table-cell>
          <table:table-cell table:style-name="ce49" table:number-columns-repeated="4"/>
          <table:table-cell table:style-name="ce77"/>
          <table:table-cell table:number-columns-repeated="1016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15" office:value-type="string" calcext:value-type="string">
            <text:p>Chunk Size (MB)</text:p>
          </table:table-cell>
          <table:table-cell table:style-name="ce24" office:value-type="string" calcext:value-type="string">
            <text:p>Average - Total Time</text:p>
          </table:table-cell>
          <table:table-cell table:style-name="ce51" office:value-type="string" calcext:value-type="string">
            <text:p>Average - Data transferred Size (MB)</text:p>
          </table:table-cell>
          <table:table-cell table:style-name="ce51" office:value-type="string" calcext:value-type="string">
            <text:p>Average - Total Cost</text:p>
          </table:table-cell>
          <table:table-cell table:style-name="ce51" office:value-type="string" calcext:value-type="string">
            <text:p>Average - Billed duration (ms)</text:p>
          </table:table-cell>
          <table:table-cell table:style-name="ce51" office:value-type="string" calcext:value-type="string">
            <text:p>Average - Lambda Cost</text:p>
          </table:table-cell>
          <table:table-cell table:style-name="ce78" office:value-type="string" calcext:value-type="string">
            <text:p>Average - GET Cos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GET</text:p>
          </table:table-cell>
          <table:table-cell table:style-name="ce41" office:value-type="float" office:value="0.0625" calcext:value-type="float">
            <text:p>0.0625</text:p>
          </table:table-cell>
          <table:table-cell table:style-name="ce25" office:value-type="float" office:value="37.0550333333333" calcext:value-type="float">
            <text:p>37.06</text:p>
          </table:table-cell>
          <table:table-cell table:style-name="ce52" office:value-type="float" office:value="3660.25" calcext:value-type="float">
            <text:p>3,660.25</text:p>
          </table:table-cell>
          <table:table-cell table:style-name="ce73" office:value-type="float" office:value="0.20493754453125" calcext:value-type="float">
            <text:p>0.20494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80" office:value-type="float" office:value="0.20493754453125" calcext:value-type="float">
            <text:p>0.204938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2" office:value-type="float" office:value="0.25" calcext:value-type="float">
            <text:p>0.25</text:p>
          </table:table-cell>
          <table:table-cell table:style-name="ce26" office:value-type="float" office:value="36.8731333333333" calcext:value-type="float">
            <text:p>36.87</text:p>
          </table:table-cell>
          <table:table-cell table:style-name="ce53" office:value-type="float" office:value="3721" calcext:value-type="float">
            <text:p>3,721.00</text:p>
          </table:table-cell>
          <table:table-cell table:style-name="ce74" office:value-type="float" office:value="0.188243053125" calcext:value-type="float">
            <text:p>0.18824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1" office:value-type="float" office:value="0.188243053125" calcext:value-type="float">
            <text:p>0.188243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2" office:value-type="float" office:value="1" calcext:value-type="float">
            <text:p>1</text:p>
          </table:table-cell>
          <table:table-cell table:style-name="ce26" office:value-type="float" office:value="37.6704" calcext:value-type="float">
            <text:p>37.67</text:p>
          </table:table-cell>
          <table:table-cell table:style-name="ce53" office:value-type="float" office:value="3844" calcext:value-type="float">
            <text:p>3,844.00</text:p>
          </table:table-cell>
          <table:table-cell table:style-name="ce74" office:value-type="float" office:value="0.1893337125" calcext:value-type="float">
            <text:p>0.18933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1" office:value-type="float" office:value="0.1893337125" calcext:value-type="float">
            <text:p>0.189334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2" office:value-type="float" office:value="4" calcext:value-type="float">
            <text:p>4</text:p>
          </table:table-cell>
          <table:table-cell table:style-name="ce26" office:value-type="float" office:value="39.6535666666667" calcext:value-type="float">
            <text:p>39.65</text:p>
          </table:table-cell>
          <table:table-cell table:style-name="ce53" office:value-type="float" office:value="4096" calcext:value-type="float">
            <text:p>4,096.00</text:p>
          </table:table-cell>
          <table:table-cell table:style-name="ce74" office:value-type="float" office:value="0.2004096" calcext:value-type="float">
            <text:p>0.2004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1" office:value-type="float" office:value="0.2004096" calcext:value-type="float">
            <text:p>0.200410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43" office:value-type="float" office:value="16" calcext:value-type="float">
            <text:p>16</text:p>
          </table:table-cell>
          <table:table-cell table:style-name="ce27" office:value-type="float" office:value="40.0255666666667" calcext:value-type="float">
            <text:p>40.03</text:p>
          </table:table-cell>
          <table:table-cell table:style-name="ce55" office:value-type="float" office:value="4096" calcext:value-type="float">
            <text:p>4,096.00</text:p>
          </table:table-cell>
          <table:table-cell table:style-name="ce75" office:value-type="float" office:value="0.2001024" calcext:value-type="float">
            <text:p>0.2001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2" office:value-type="float" office:value="0.2001024" calcext:value-type="float">
            <text:p>0.200102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41" office:value-type="float" office:value="0.0625" calcext:value-type="float">
            <text:p>0.0625</text:p>
          </table:table-cell>
          <table:table-cell table:style-name="ce25" office:value-type="float" office:value="38.2250666666667" calcext:value-type="float">
            <text:p>38.23</text:p>
          </table:table-cell>
          <table:table-cell table:style-name="ce52" office:value-type="float" office:value="3622.77026748657" calcext:value-type="float">
            <text:p>3,622.77</text:p>
          </table:table-cell>
          <table:table-cell table:style-name="ce73" office:value-type="float" office:value="0.204389730048609" calcext:value-type="float">
            <text:p>0.20439</text:p>
          </table:table-cell>
          <table:table-cell table:style-name="ce52" office:value-type="float" office:value="303112.333333333" calcext:value-type="float">
            <text:p>303,112.33</text:p>
          </table:table-cell>
          <table:table-cell table:style-name="ce70" office:value-type="float" office:value="0.00128225058149167" calcext:value-type="float">
            <text:p>0.0012823</text:p>
          </table:table-cell>
          <table:table-cell table:style-name="ce80" office:value-type="float" office:value="0.203107479467118" calcext:value-type="float">
            <text:p>0.203107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2" office:value-type="float" office:value="0.25" calcext:value-type="float">
            <text:p>0.25</text:p>
          </table:table-cell>
          <table:table-cell table:style-name="ce26" office:value-type="float" office:value="38.5182333333333" calcext:value-type="float">
            <text:p>38.52</text:p>
          </table:table-cell>
          <table:table-cell table:style-name="ce53" office:value-type="float" office:value="3622.77026748657" calcext:value-type="float">
            <text:p>3,622.77</text:p>
          </table:table-cell>
          <table:table-cell table:style-name="ce74" office:value-type="float" office:value="0.184190873436143" calcext:value-type="float">
            <text:p>0.18419</text:p>
          </table:table-cell>
          <table:table-cell table:style-name="ce53" office:value-type="float" office:value="176283" calcext:value-type="float">
            <text:p>176,283.00</text:p>
          </table:table-cell>
          <table:table-cell table:style-name="ce71" office:value-type="float" office:value="0.000744193969025" calcext:value-type="float">
            <text:p>0.0007442</text:p>
          </table:table-cell>
          <table:table-cell table:style-name="ce81" office:value-type="float" office:value="0.183446679467118" calcext:value-type="float">
            <text:p>0.183447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2" office:value-type="float" office:value="1" calcext:value-type="float">
            <text:p>1</text:p>
          </table:table-cell>
          <table:table-cell table:style-name="ce26" office:value-type="float" office:value="37.3919333333333" calcext:value-type="float">
            <text:p>37.39</text:p>
          </table:table-cell>
          <table:table-cell table:style-name="ce53" office:value-type="float" office:value="3622.77026748657" calcext:value-type="float">
            <text:p>3,622.77</text:p>
          </table:table-cell>
          <table:table-cell table:style-name="ce74" office:value-type="float" office:value="0.178891806011343" calcext:value-type="float">
            <text:p>0.17889</text:p>
          </table:table-cell>
          <table:table-cell table:style-name="ce53" office:value-type="float" office:value="85307" calcext:value-type="float">
            <text:p>85,307.00</text:p>
          </table:table-cell>
          <table:table-cell table:style-name="ce71" office:value-type="float" office:value="0.000360326544225" calcext:value-type="float">
            <text:p>0.0003603</text:p>
          </table:table-cell>
          <table:table-cell table:style-name="ce81" office:value-type="float" office:value="0.178531479467118" calcext:value-type="float">
            <text:p>0.178531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2" office:value-type="float" office:value="4" calcext:value-type="float">
            <text:p>4</text:p>
          </table:table-cell>
          <table:table-cell table:style-name="ce26" office:value-type="float" office:value="36.4562666666667" calcext:value-type="float">
            <text:p>36.46</text:p>
          </table:table-cell>
          <table:table-cell table:style-name="ce53" office:value-type="float" office:value="3622.77026748657" calcext:value-type="float">
            <text:p>3,622.77</text:p>
          </table:table-cell>
          <table:table-cell table:style-name="ce74" office:value-type="float" office:value="0.177564953042259" calcext:value-type="float">
            <text:p>0.17756</text:p>
          </table:table-cell>
          <table:table-cell table:style-name="ce53" office:value-type="float" office:value="62350.3333333333" calcext:value-type="float">
            <text:p>62,350.33</text:p>
          </table:table-cell>
          <table:table-cell table:style-name="ce71" office:value-type="float" office:value="0.000262273575141667" calcext:value-type="float">
            <text:p>0.0002623</text:p>
          </table:table-cell>
          <table:table-cell table:style-name="ce81" office:value-type="float" office:value="0.177302679467118" calcext:value-type="float">
            <text:p>0.177303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6" office:value-type="float" office:value="16" calcext:value-type="float">
            <text:p>16</text:p>
          </table:table-cell>
          <table:table-cell table:style-name="ce28" office:value-type="float" office:value="56.0193" calcext:value-type="float">
            <text:p>56.02</text:p>
          </table:table-cell>
          <table:table-cell table:style-name="ce56" office:value-type="float" office:value="3622.77026748657" calcext:value-type="float">
            <text:p>3,622.77</text:p>
          </table:table-cell>
          <table:table-cell table:style-name="ce76" office:value-type="float" office:value="0.183041314611426" calcext:value-type="float">
            <text:p>0.18304</text:p>
          </table:table-cell>
          <table:table-cell table:style-name="ce56" office:value-type="float" office:value="1450650.33333333" calcext:value-type="float">
            <text:p>1,450,650.33</text:p>
          </table:table-cell>
          <table:table-cell table:style-name="ce72" office:value-type="float" office:value="0.00604583514430833" calcext:value-type="float">
            <text:p>0.0060458</text:p>
          </table:table-cell>
          <table:table-cell table:style-name="ce83" office:value-type="float" office:value="0.176995479467118" calcext:value-type="float">
            <text:p>0.176995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Chunk Siz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Total Time</text:p>
          </table:table-cell>
          <table:table-cell table:number-columns-repeated="1020"/>
        </table:table-row>
        <table:table-row table:style-name="ro1">
          <table:table-cell table:style-name="ce41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table:style-name="ce73" office:value-type="float" office:value="0.204389730048609" calcext:value-type="float">
            <text:p>0.20439</text:p>
          </table:table-cell>
          <table:table-cell table:style-name="ce18" office:value-type="float" office:value="38.2250666666667" calcext:value-type="float">
            <text:p>38.23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0.184190873436143" calcext:value-type="float">
            <text:p>0.18419</text:p>
          </table:table-cell>
          <table:table-cell office:value-type="float" office:value="38.5182333333333" calcext:value-type="float">
            <text:p>38.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0.178891806011343" calcext:value-type="float">
            <text:p>0.17889</text:p>
          </table:table-cell>
          <table:table-cell office:value-type="float" office:value="37.3919333333333" calcext:value-type="float">
            <text:p>37.3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0.177564953042259" calcext:value-type="float">
            <text:p>0.17756</text:p>
          </table:table-cell>
          <table:table-cell office:value-type="float" office:value="36.4562666666667" calcext:value-type="float">
            <text:p>36.46</text:p>
          </table:table-cell>
          <table:table-cell table:number-columns-repeated="1020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table:style-name="ce76" office:value-type="float" office:value="0.183041314611426" calcext:value-type="float">
            <text:p>0.18304</text:p>
          </table:table-cell>
          <table:table-cell table:style-name="ce21" office:value-type="float" office:value="56.0193" calcext:value-type="float">
            <text:p>56.02</text:p>
          </table:table-cell>
          <table:table-cell table:number-columns-repeated="1020"/>
        </table:table-row>
        <table:table-row table:style-name="ro1">
          <table:table-cell table:style-name="ce41" office:value-type="float" office:value="0.0625" calcext:value-type="float">
            <text:p>0.0625</text:p>
          </table:table-cell>
          <table:table-cell office:value-type="string" calcext:value-type="string">
            <text:p>GET</text:p>
          </table:table-cell>
          <table:table-cell table:style-name="ce73" office:value-type="float" office:value="0.20493754453125" calcext:value-type="float">
            <text:p>0.20494</text:p>
          </table:table-cell>
          <table:table-cell table:style-name="ce18" office:value-type="float" office:value="37.0550333333333" calcext:value-type="float">
            <text:p>37.06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GET</text:p>
          </table:table-cell>
          <table:table-cell office:value-type="float" office:value="0.188243053125" calcext:value-type="float">
            <text:p>0.18824</text:p>
          </table:table-cell>
          <table:table-cell office:value-type="float" office:value="36.8731333333333" calcext:value-type="float">
            <text:p>36.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  <table:table-cell office:value-type="float" office:value="0.1893337125" calcext:value-type="float">
            <text:p>0.18933</text:p>
          </table:table-cell>
          <table:table-cell office:value-type="float" office:value="37.6704" calcext:value-type="float">
            <text:p>37.67</text:p>
          </table:table-cell>
          <table:table-cell table:number-columns-repeated="1020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4" office:value-type="string" calcext:value-type="string">
            <text:p>GET</text:p>
          </table:table-cell>
          <table:table-cell table:style-name="ce64" office:value-type="float" office:value="0.2004096" calcext:value-type="float">
            <text:p>0.20041</text:p>
          </table:table-cell>
          <table:table-cell table:style-name="ce79" office:value-type="float" office:value="39.6535666666667" calcext:value-type="float">
            <text:p>39.65</text:p>
          </table:table-cell>
          <table:table-cell table:number-columns-repeated="1020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GET</text:p>
          </table:table-cell>
          <table:table-cell table:style-name="ce75" office:value-type="float" office:value="0.2001024" calcext:value-type="float">
            <text:p>0.20010</text:p>
          </table:table-cell>
          <table:table-cell table:style-name="ce20" office:value-type="float" office:value="40.0255666666667" calcext:value-type="float">
            <text:p>40.03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alpha</text:p>
          </table:table-cell>
          <table:table-cell table:formula="of:=[.C29]/[.D29]" office:value-type="float" office:value="0.00505401195520873" calcext:value-type="float">
            <text:p>0.00505401195520873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4" office:value-type="string" calcext:value-type="string">
            <text:p>GET</text:p>
          </table:table-cell>
          <table:table-cell table:style-name="ce64" office:value-type="float" office:value="0.2004096" calcext:value-type="float">
            <text:p>0.20041</text:p>
          </table:table-cell>
          <table:table-cell table:style-name="ce79" office:value-type="float" office:value="39.6535666666667" calcext:value-type="float">
            <text:p>39.65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Chunk Siz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Total Time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0.177564953042259" calcext:value-type="float">
            <text:p>0.17756</text:p>
          </table:table-cell>
          <table:table-cell office:value-type="float" office:value="36.4562666666667" calcext:value-type="float">
            <text:p>36.46</text:p>
          </table:table-cell>
          <table:table-cell table:formula="of:=([.$C$29]-[.C33]) + ([.$D$29]-[.D33])*[.$B$27]" office:value-type="float" office:value="0.0390038393821299" calcext:value-type="float">
            <text:p>0.039003839382129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0.178891806011343" calcext:value-type="float">
            <text:p>0.17889</text:p>
          </table:table-cell>
          <table:table-cell office:value-type="float" office:value="37.3919333333333" calcext:value-type="float">
            <text:p>37.39</text:p>
          </table:table-cell>
          <table:table-cell table:formula="of:=([.$C$29]-[.C34]) + ([.$D$29]-[.D34])*[.$B$27]" office:value-type="float" office:value="0.0329481158936226" calcext:value-type="float">
            <text:p>0.0329481158936226</text:p>
          </table:table-cell>
          <table:table-cell table:number-columns-repeated="101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GET</text:p>
          </table:table-cell>
          <table:table-cell office:value-type="float" office:value="0.188243053125" calcext:value-type="float">
            <text:p>0.18824</text:p>
          </table:table-cell>
          <table:table-cell office:value-type="float" office:value="36.8731333333333" calcext:value-type="float">
            <text:p>36.87</text:p>
          </table:table-cell>
          <table:table-cell table:formula="of:=([.$C$29]-[.C35]) + ([.$D$29]-[.D35])*[.$B$27]" office:value-type="float" office:value="0.0262188901823279" calcext:value-type="float">
            <text:p>0.0262188901823279</text:p>
          </table:table-cell>
          <table:table-cell table:number-columns-repeated="101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0.184190873436143" calcext:value-type="float">
            <text:p>0.18419</text:p>
          </table:table-cell>
          <table:table-cell office:value-type="float" office:value="38.5182333333333" calcext:value-type="float">
            <text:p>38.52</text:p>
          </table:table-cell>
          <table:table-cell table:formula="of:=([.$C$29]-[.C36]) + ([.$D$29]-[.D36])*[.$B$27]" office:value-type="float" office:value="0.021956714803671" calcext:value-type="float">
            <text:p>0.02195671480367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  <table:table-cell office:value-type="float" office:value="0.1893337125" calcext:value-type="float">
            <text:p>0.18933</text:p>
          </table:table-cell>
          <table:table-cell office:value-type="float" office:value="37.6704" calcext:value-type="float">
            <text:p>37.67</text:p>
          </table:table-cell>
          <table:table-cell table:formula="of:=([.$C$29]-[.C37]) + ([.$D$29]-[.D37])*[.$B$27]" office:value-type="float" office:value="0.0210988355425049" calcext:value-type="float">
            <text:p>0.0210988355425049</text:p>
          </table:table-cell>
          <table:table-cell table:number-columns-repeated="1019"/>
        </table:table-row>
        <table:table-row table:style-name="ro1">
          <table:table-cell table:style-name="ce41" office:value-type="float" office:value="0.0625" calcext:value-type="float">
            <text:p>0.0625</text:p>
          </table:table-cell>
          <table:table-cell office:value-type="string" calcext:value-type="string">
            <text:p>GET</text:p>
          </table:table-cell>
          <table:table-cell table:style-name="ce73" office:value-type="float" office:value="0.20493754453125" calcext:value-type="float">
            <text:p>0.20494</text:p>
          </table:table-cell>
          <table:table-cell table:style-name="ce18" office:value-type="float" office:value="37.0550333333333" calcext:value-type="float">
            <text:p>37.06</text:p>
          </table:table-cell>
          <table:table-cell table:formula="of:=([.$C$29]-[.C38]) + ([.$D$29]-[.D38])*[.$B$27]" office:value-type="float" office:value="0.00860507400142541" calcext:value-type="float">
            <text:p>0.00860507400142541</text:p>
          </table:table-cell>
          <table:table-cell table:number-columns-repeated="1019"/>
        </table:table-row>
        <table:table-row table:style-name="ro1">
          <table:table-cell table:style-name="ce41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table:style-name="ce73" office:value-type="float" office:value="0.204389730048609" calcext:value-type="float">
            <text:p>0.20439</text:p>
          </table:table-cell>
          <table:table-cell table:style-name="ce18" office:value-type="float" office:value="38.2250666666667" calcext:value-type="float">
            <text:p>38.23</text:p>
          </table:table-cell>
          <table:table-cell table:formula="of:=([.$C$29]-[.C39]) + ([.$D$29]-[.D39])*[.$B$27]" office:value-type="float" office:value="0.00323952602940667" calcext:value-type="float">
            <text:p>0.00323952602940667</text:p>
          </table:table-cell>
          <table:table-cell table:number-columns-repeated="1019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57" office:value-type="string" calcext:value-type="string">
            <text:p>GET</text:p>
          </table:table-cell>
          <table:table-cell table:style-name="ce97" office:value-type="float" office:value="0.2004096" calcext:value-type="float">
            <text:p>0.20041</text:p>
          </table:table-cell>
          <table:table-cell table:style-name="ce113" office:value-type="float" office:value="39.6535666666667" calcext:value-type="float">
            <text:p>39.65</text:p>
          </table:table-cell>
          <table:table-cell table:style-name="ce57" table:formula="of:=([.$C$29]-[.C40]) + ([.$D$29]-[.D40])*[.$B$27]" office:value-type="float" office:value="0" calcext:value-type="float">
            <text:p>0</text:p>
          </table:table-cell>
          <table:table-cell table:style-name="ce57" table:number-columns-repeated="1019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GET</text:p>
          </table:table-cell>
          <table:table-cell table:style-name="ce75" office:value-type="float" office:value="0.2001024" calcext:value-type="float">
            <text:p>0.20010</text:p>
          </table:table-cell>
          <table:table-cell table:style-name="ce20" office:value-type="float" office:value="40.0255666666667" calcext:value-type="float">
            <text:p>40.03</text:p>
          </table:table-cell>
          <table:table-cell table:formula="of:=([.$C$29]-[.C41]) + ([.$D$29]-[.D41])*[.$B$27]" office:value-type="float" office:value="-0.00157289244733767" calcext:value-type="float">
            <text:p>-0.00157289244733767</text:p>
          </table:table-cell>
          <table:table-cell table:number-columns-repeated="1019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table:style-name="ce76" office:value-type="float" office:value="0.183041314611426" calcext:value-type="float">
            <text:p>0.18304</text:p>
          </table:table-cell>
          <table:table-cell table:style-name="ce21" office:value-type="float" office:value="56.0193" calcext:value-type="float">
            <text:p>56.02</text:p>
          </table:table-cell>
          <table:table-cell table:formula="of:=([.$C$29]-[.C42]) + ([.$D$29]-[.D42])*[.$B$27]" office:value-type="float" office:value="-0.0653443265338506" calcext:value-type="float">
            <text:p>-0.0653443265338506</text:p>
          </table:table-cell>
          <table:table-cell table:number-columns-repeated="1019"/>
        </table:table-row>
      </table:table>
      <table:table table:name="Pivot Table_out_2" table:style-name="ta1">
        <table:table-column table:style-name="co12" table:default-cell-style-name="ce6"/>
        <table:table-column table:style-name="co12" table:default-cell-style-name="ce42"/>
        <table:table-column table:style-name="co20" table:default-cell-style-name="ce87"/>
        <table:table-row table:style-name="ro1">
          <table:table-cell table:style-name="ce84" office:value-type="string" calcext:value-type="string">
            <text:p>Type</text:p>
          </table:table-cell>
          <table:table-cell table:style-name="ce23" office:value-type="string" calcext:value-type="string">
            <text:p>Chunk Size (MB)</text:p>
          </table:table-cell>
          <table:table-cell table:style-name="ce85" office:value-type="string" calcext:value-type="string">
            <text:p>Average - Avg time per lambda (ms)</text:p>
          </table:table-cell>
        </table:table-row>
        <table:table-row table:style-name="ro1">
          <table:table-cell table:style-name="ce5" office:value-type="string" calcext:value-type="string">
            <text:p>GET</text:p>
          </table:table-cell>
          <table:table-cell table:style-name="ce41" office:value-type="float" office:value="0.0625" calcext:value-type="float">
            <text:p>0.0625</text:p>
          </table:table-cell>
          <table:table-cell table:style-name="ce8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/>
          <table:table-cell table:style-name="ce43" office:value-type="float" office:value="16" calcext:value-type="float">
            <text:p>16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41" office:value-type="float" office:value="0.0625" calcext:value-type="float">
            <text:p>0.0625</text:p>
          </table:table-cell>
          <table:table-cell table:style-name="ce89" office:value-type="float" office:value="314.431881051176" calcext:value-type="float">
            <text:p>314.43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style-name="ce90" office:value-type="float" office:value="364.221074380165" calcext:value-type="float">
            <text:p>364.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0" office:value-type="float" office:value="349.618852459016" calcext:value-type="float">
            <text:p>349.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0" office:value-type="float" office:value="502.825268817204" calcext:value-type="float">
            <text:p>502.83</text:p>
          </table:table-cell>
        </table:table-row>
        <table:table-row table:style-name="ro1">
          <table:table-cell table:style-name="ce8"/>
          <table:table-cell table:style-name="ce16" office:value-type="float" office:value="16" calcext:value-type="float">
            <text:p>16</text:p>
          </table:table-cell>
          <table:table-cell table:style-name="ce91" office:value-type="float" office:value="19840.7943040837" calcext:value-type="float">
            <text:p>19,840.79</text:p>
          </table:table-cell>
        </table:table-row>
      </table:table>
      <table:named-expressions/>
      <table:database-ranges>
        <table:database-range table:name="__Anonymous_Sheet_DB__0" table:target-range-address="out.A1:out.H3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Pivot Table_out_1'.A32:'Pivot Table_out_1'.E42" table:display-filter-buttons="true">
          <table:sort>
            <table:sort-by table:field-number="4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out_1'.A1:'Pivot Table_out_1'.H12" table:buttons="'Pivot Table_out_1'.A2 'Pivot Table_out_1'.B2 'Pivot Table_out_1'.C1" table:grand-total="none" table:show-filter-button="false">
          <table:source-cell-range table:cell-range-address="out.A1:out.P3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unk Size (MB)" table:orientation="row" table:used-hierarchy="0" table:function="auto">
            <table:data-pilot-level table:show-empty="false" calcext:repeat-item-labels="false">
              <table:data-pilot-members>
                <table:data-pilot-member table:name="0.0625" table:display="true" table:show-details="true"/>
                <table:data-pilot-member table:name="0.2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35.58" table:display="true" table:show-details="true"/>
                <table:data-pilot-member table:name="35.83" table:display="true" table:show-details="true"/>
                <table:data-pilot-member table:name="36.08" table:display="true" table:show-details="true"/>
                <table:data-pilot-member table:name="36.14" table:display="true" table:show-details="true"/>
                <table:data-pilot-member table:name="36.31" table:display="true" table:show-details="true"/>
                <table:data-pilot-member table:name="36.66" table:display="true" table:show-details="true"/>
                <table:data-pilot-member table:name="36.87" table:display="true" table:show-details="true"/>
                <table:data-pilot-member table:name="36.97" table:display="true" table:show-details="true"/>
                <table:data-pilot-member table:name="36.99" table:display="true" table:show-details="true"/>
                <table:data-pilot-member table:name="37.06" table:display="true" table:show-details="true"/>
                <table:data-pilot-member table:name="37.24" table:display="true" table:show-details="true"/>
                <table:data-pilot-member table:name="37.26" table:display="true" table:show-details="true"/>
                <table:data-pilot-member table:name="37.49" table:display="true" table:show-details="true"/>
                <table:data-pilot-member table:name="37.51" table:display="true" table:show-details="true"/>
                <table:data-pilot-member table:name="37.54" table:display="true" table:show-details="true"/>
                <table:data-pilot-member table:name="37.64" table:display="true" table:show-details="true"/>
                <table:data-pilot-member table:name="37.98" table:display="true" table:show-details="true"/>
                <table:data-pilot-member table:name="39.52" table:display="true" table:show-details="true"/>
                <table:data-pilot-member table:name="39.65" table:display="true" table:show-details="true"/>
                <table:data-pilot-member table:name="39.68" table:display="true" table:show-details="true"/>
                <table:data-pilot-member table:name="39.79" table:display="true" table:show-details="true"/>
                <table:data-pilot-member table:name="39.91" table:display="true" table:show-details="true"/>
                <table:data-pilot-member table:name="40.08" table:display="true" table:show-details="true"/>
                <table:data-pilot-member table:name="40.27" table:display="true" table:show-details="true"/>
                <table:data-pilot-member table:name="41.99" table:display="true" table:show-details="true"/>
                <table:data-pilot-member table:name="55.16" table:display="true" table:show-details="true"/>
                <table:data-pilot-member table:name="56.03" table:display="true" table:show-details="true"/>
                <table:data-pilot-member table:name="56.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 transferred Size (MB)" table:orientation="data" table:used-hierarchy="0" table:function="average">
            <table:data-pilot-level table:show-empty="false" calcext:repeat-item-labels="false">
              <table:data-pilot-members>
                <table:data-pilot-member table:name="3,622.77" table:display="true" table:show-details="true"/>
                <table:data-pilot-member table:name="3,660.25" table:display="true" table:show-details="true"/>
                <table:data-pilot-member table:name="3,721.00" table:display="true" table:show-details="true"/>
                <table:data-pilot-member table:name="3,844.00" table:display="true" table:show-details="true"/>
                <table:data-pilot-member table:name="4,096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Cost" table:orientation="data" table:used-hierarchy="0" table:function="average">
            <table:data-pilot-level table:show-empty="false" calcext:repeat-item-labels="false">
              <table:data-pilot-members>
                <table:data-pilot-member table:name="0.177542976609418" table:display="true" table:show-details="true"/>
                <table:data-pilot-member table:name="0.177562551648568" table:display="true" table:show-details="true"/>
                <table:data-pilot-member table:name="0.177589330868793" table:display="true" table:show-details="true"/>
                <table:data-pilot-member table:name="0.178879897654193" table:display="true" table:show-details="true"/>
                <table:data-pilot-member table:name="0.178892397679193" table:display="true" table:show-details="true"/>
                <table:data-pilot-member table:name="0.178903122700643" table:display="true" table:show-details="true"/>
                <table:data-pilot-member table:name="0.181730488934518" table:display="true" table:show-details="true"/>
                <table:data-pilot-member table:name="0.182619504045718" table:display="true" table:show-details="true"/>
                <table:data-pilot-member table:name="0.184115973286343" table:display="true" table:show-details="true"/>
                <table:data-pilot-member table:name="0.184123610801618" table:display="true" table:show-details="true"/>
                <table:data-pilot-member table:name="0.184333036220468" table:display="true" table:show-details="true"/>
                <table:data-pilot-member table:name="0.184773950854043" table:display="true" table:show-details="true"/>
                <table:data-pilot-member table:name="0.188243053125" table:display="true" table:show-details="true"/>
                <table:data-pilot-member table:name="0.1893337125" table:display="true" table:show-details="true"/>
                <table:data-pilot-member table:name="0.2001024" table:display="true" table:show-details="true"/>
                <table:data-pilot-member table:name="0.2004096" table:display="true" table:show-details="true"/>
                <table:data-pilot-member table:name="0.204245161703918" table:display="true" table:show-details="true"/>
                <table:data-pilot-member table:name="0.204254165888593" table:display="true" table:show-details="true"/>
                <table:data-pilot-member table:name="0.204669862553318" table:display="true" table:show-details="true"/>
                <table:data-pilot-member table:name="0.20493754453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 (ms)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57076" table:display="true" table:show-details="true"/>
                <table:data-pilot-member table:name="61774" table:display="true" table:show-details="true"/>
                <table:data-pilot-member table:name="68201" table:display="true" table:show-details="true"/>
                <table:data-pilot-member table:name="82449" table:display="true" table:show-details="true"/>
                <table:data-pilot-member table:name="85449" table:display="true" table:show-details="true"/>
                <table:data-pilot-member table:name="88023" table:display="true" table:show-details="true"/>
                <table:data-pilot-member table:name="158307" table:display="true" table:show-details="true"/>
                <table:data-pilot-member table:name="160140" table:display="true" table:show-details="true"/>
                <table:data-pilot-member table:name="210402" table:display="true" table:show-details="true"/>
                <table:data-pilot-member table:name="268416" table:display="true" table:show-details="true"/>
                <table:data-pilot-member table:name="270577" table:display="true" table:show-details="true"/>
                <table:data-pilot-member table:name="370344" table:display="true" table:show-details="true"/>
                <table:data-pilot-member table:name="1136088" table:display="true" table:show-details="true"/>
                <table:data-pilot-member table:name="1349432" table:display="true" table:show-details="true"/>
                <table:data-pilot-member table:name="18664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bda Cost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2402971423" table:display="true" table:show-details="true"/>
                <table:data-pilot-member table:name="0.00025987218145" table:display="true" table:show-details="true"/>
                <table:data-pilot-member table:name="0.000286651401675" table:display="true" table:show-details="true"/>
                <table:data-pilot-member table:name="0.000348418187075" table:display="true" table:show-details="true"/>
                <table:data-pilot-member table:name="0.000360918212075" table:display="true" table:show-details="true"/>
                <table:data-pilot-member table:name="0.000371643233525" table:display="true" table:show-details="true"/>
                <table:data-pilot-member table:name="0.000669293819225" table:display="true" table:show-details="true"/>
                <table:data-pilot-member table:name="0.0006769313345" table:display="true" table:show-details="true"/>
                <table:data-pilot-member table:name="0.00088635675335" table:display="true" table:show-details="true"/>
                <table:data-pilot-member table:name="0.0011376822368" table:display="true" table:show-details="true"/>
                <table:data-pilot-member table:name="0.001146686421475" table:display="true" table:show-details="true"/>
                <table:data-pilot-member table:name="0.0015623830862" table:display="true" table:show-details="true"/>
                <table:data-pilot-member table:name="0.0047350094674" table:display="true" table:show-details="true"/>
                <table:data-pilot-member table:name="0.0056240245786" table:display="true" table:show-details="true"/>
                <table:data-pilot-member table:name="0.0077784713869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T Cost" table:orientation="data" table:used-hierarchy="0" table:function="average">
            <table:data-pilot-level table:show-empty="false" calcext:repeat-item-labels="false">
              <table:data-pilot-members>
                <table:data-pilot-member table:name="0.176995479467118" table:display="true" table:show-details="true"/>
                <table:data-pilot-member table:name="0.177302679467118" table:display="true" table:show-details="true"/>
                <table:data-pilot-member table:name="0.178531479467118" table:display="true" table:show-details="true"/>
                <table:data-pilot-member table:name="0.183446679467118" table:display="true" table:show-details="true"/>
                <table:data-pilot-member table:name="0.188243053125" table:display="true" table:show-details="true"/>
                <table:data-pilot-member table:name="0.1893337125" table:display="true" table:show-details="true"/>
                <table:data-pilot-member table:name="0.2001024" table:display="true" table:show-details="true"/>
                <table:data-pilot-member table:name="0.2004096" table:display="true" table:show-details="true"/>
                <table:data-pilot-member table:name="0.203107479467118" table:display="true" table:show-details="true"/>
                <table:data-pilot-member table:name="0.20493754453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out_2'.A1:'Pivot Table_out_2'.C11" table:buttons="'Pivot Table_out_2'.A1 'Pivot Table_out_2'.B1" table:grand-total="none" table:show-filter-button="false">
          <table:source-cell-range table:cell-range-address="out.A1:out.P3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unk Size (MB)" table:orientation="row" table:used-hierarchy="0" table:function="auto">
            <table:data-pilot-level table:show-empty="false" calcext:repeat-item-labels="false">
              <table:data-pilot-members>
                <table:data-pilot-member table:name="0.0625" table:display="true" table:show-details="true"/>
                <table:data-pilot-member table:name="0.2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time per lambda (ms)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78.439834024896" table:display="true" table:show-details="true"/>
                <table:data-pilot-member table:name="280.68153526971" table:display="true" table:show-details="true"/>
                <table:data-pilot-member table:name="327.080578512397" table:display="true" table:show-details="true"/>
                <table:data-pilot-member table:name="330.867768595041" table:display="true" table:show-details="true"/>
                <table:data-pilot-member table:name="337.905737704918" table:display="true" table:show-details="true"/>
                <table:data-pilot-member table:name="350.200819672131" table:display="true" table:show-details="true"/>
                <table:data-pilot-member table:name="360.75" table:display="true" table:show-details="true"/>
                <table:data-pilot-member table:name="384.174273858921" table:display="true" table:show-details="true"/>
                <table:data-pilot-member table:name="434.714876033058" table:display="true" table:show-details="true"/>
                <table:data-pilot-member table:name="460.290322580645" table:display="true" table:show-details="true"/>
                <table:data-pilot-member table:name="498.177419354839" table:display="true" table:show-details="true"/>
                <table:data-pilot-member table:name="550.008064516129" table:display="true" table:show-details="true"/>
                <table:data-pilot-member table:name="17478.2769230769" table:display="true" table:show-details="true"/>
                <table:data-pilot-member table:name="19556.9855072464" table:display="true" table:show-details="true"/>
                <table:data-pilot-member table:name="22487.12048192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6">
      <number:number number:decimal-places="7" number:min-decimal-places="7" number:min-integer-digits="1" number:grouping="true"/>
    </number:number-style>
    <number:currency-style style:name="N12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09:07:53.0157930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8T09:18:13.817524909</dc:date>
    <meta:editing-duration>PT1H17M25S</meta:editing-duration>
    <meta:editing-cycles>8</meta:editing-cycles>
    <meta:generator>LibreOffice/7.2.4.1$MacOSX_X86_64 LibreOffice_project/27d75539669ac387bb498e35313b970b7fe9c4f9</meta:generator>
    <meta:document-statistic meta:table-count="3" meta:cell-count="7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8cm" xlink:href=".." xlink:type="simple" chart:class="chart:scatter" chart:style-name="ch1">
        <chart:legend chart:legend-position="top" svg:x="6.426cm" svg:y="0.185cm" style:legend-expansion="wide" chart:style-name="ch2"/>
        <chart:plot-area chart:style-name="ch3" table:cell-range-address="'Pivot Table_out_1'.C16:'Pivot Table_out_1'.C25 'Pivot Table_out_1'.B16:'Pivot Table_out_1'.B16 'Pivot Table_out_1'.D16:'Pivot Table_out_1'.D25 'Pivot Table_out_1'.B21:'Pivot Table_out_1'.B21" chart:data-source-has-labels="both" svg:x="1.32cm" svg:y="0.948cm" svg:width="14.349cm" svg:height="6.909cm">
          <chart:coordinate-region svg:x="2.47cm" svg:y="1.14cm" svg:width="12.545cm" svg:height="6.085cm"/>
          <chart:axis chart:dimension="x" chart:name="primary-x" chart:style-name="ch4" chartooo:axis-type="auto">
            <chart:title svg:x="8.111cm" svg:y="8.037cm" chart:style-name="ch5">
              <text:p>Cost</text:p>
            </chart:title>
            <chart:categories table:cell-range-address="'Pivot Table_out_1'.C16:'Pivot Table_out_1'.C25"/>
          </chart:axis>
          <chart:axis chart:dimension="y" chart:name="primary-y" chart:style-name="ch6">
            <chart:title svg:x="0.451cm" svg:y="5.223cm" chart:style-name="ch7">
              <text:p>Total Time</text:p>
            </chart:title>
            <chart:grid chart:style-name="ch8" chart:class="major"/>
          </chart:axis>
          <chart:series chart:style-name="ch9" chart:values-cell-range-address="'Pivot Table_out_1'.D16:'Pivot Table_out_1'.D20" chart:label-cell-address="'Pivot Table_out_1'.B16:'Pivot Table_out_1'.B16" chart:class="chart:scatter">
            <chart:domain table:cell-range-address="'Pivot Table_out_1'.C16:'Pivot Table_out_1'.C20"/>
            <chart:data-point chart:repeated="5"/>
          </chart:series>
          <chart:series chart:style-name="ch10" chart:values-cell-range-address="'Pivot Table_out_1'.D21:'Pivot Table_out_1'.D25" chart:label-cell-address="'Pivot Table_out_1'.B21:'Pivot Table_out_1'.B21" chart:class="chart:scatter">
            <chart:domain table:cell-range-address="'Pivot Table_out_1'.C21:'Pivot Table_out_1'.C25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mbda</text:p>
                <draw:g>
                  <svg:desc>'Pivot Table_out_1'.B16:'Pivot Table_out_1'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ET</text:p>
                <draw:g>
                  <svg:desc>'Pivot Table_out_1'.B21:'Pivot Table_out_1'.B21</svg:desc>
                </draw:g>
              </table:table-cell>
            </table:table-row>
          </table:table-header-rows>
          <table:table-rows>
            <table:table-row>
              <table:table-cell office:value-type="float" office:value="0.204389730048609">
                <text:p>0.204389730048609</text:p>
                <draw:g>
                  <svg:desc>'Pivot Table_out_1'.C16:'Pivot Table_out_1'.C25</svg:desc>
                </draw:g>
              </table:table-cell>
              <table:table-cell office:value-type="float" office:value="0.204389730048609">
                <text:p>0.204389730048609</text:p>
                <draw:g>
                  <svg:desc>'Pivot Table_out_1'.C16:'Pivot Table_out_1'.C20</svg:desc>
                </draw:g>
              </table:table-cell>
              <table:table-cell office:value-type="float" office:value="38.2250666666667">
                <text:p>38.2250666666667</text:p>
                <draw:g>
                  <svg:desc>'Pivot Table_out_1'.D16:'Pivot Table_out_1'.D20</svg:desc>
                </draw:g>
              </table:table-cell>
              <table:table-cell office:value-type="float" office:value="0.20493754453125">
                <text:p>0.20493754453125</text:p>
                <draw:g>
                  <svg:desc>'Pivot Table_out_1'.C21:'Pivot Table_out_1'.C25</svg:desc>
                </draw:g>
              </table:table-cell>
              <table:table-cell office:value-type="float" office:value="37.0550333333333">
                <text:p>37.0550333333333</text:p>
                <draw:g>
                  <svg:desc>'Pivot Table_out_1'.D21:'Pivot Table_out_1'.D25</svg:desc>
                </draw:g>
              </table:table-cell>
            </table:table-row>
            <table:table-row>
              <table:table-cell office:value-type="float" office:value="0.184190873436143">
                <text:p>0.184190873436143</text:p>
              </table:table-cell>
              <table:table-cell office:value-type="float" office:value="0.184190873436143">
                <text:p>0.184190873436143</text:p>
              </table:table-cell>
              <table:table-cell office:value-type="float" office:value="38.5182333333333">
                <text:p>38.5182333333333</text:p>
              </table:table-cell>
              <table:table-cell office:value-type="float" office:value="0.188243053125">
                <text:p>0.188243053125</text:p>
              </table:table-cell>
              <table:table-cell office:value-type="float" office:value="36.8731333333333">
                <text:p>36.8731333333333</text:p>
              </table:table-cell>
            </table:table-row>
            <table:table-row>
              <table:table-cell office:value-type="float" office:value="0.178891806011343">
                <text:p>0.178891806011343</text:p>
              </table:table-cell>
              <table:table-cell office:value-type="float" office:value="0.178891806011343">
                <text:p>0.178891806011343</text:p>
              </table:table-cell>
              <table:table-cell office:value-type="float" office:value="37.3919333333333">
                <text:p>37.3919333333333</text:p>
              </table:table-cell>
              <table:table-cell office:value-type="float" office:value="0.1893337125">
                <text:p>0.1893337125</text:p>
              </table:table-cell>
              <table:table-cell office:value-type="float" office:value="37.6704">
                <text:p>37.6704</text:p>
              </table:table-cell>
            </table:table-row>
            <table:table-row>
              <table:table-cell office:value-type="float" office:value="0.177564953042259">
                <text:p>0.177564953042259</text:p>
              </table:table-cell>
              <table:table-cell office:value-type="float" office:value="0.177564953042259">
                <text:p>0.177564953042259</text:p>
              </table:table-cell>
              <table:table-cell office:value-type="float" office:value="36.4562666666667">
                <text:p>36.4562666666667</text:p>
              </table:table-cell>
              <table:table-cell office:value-type="float" office:value="0.2004096">
                <text:p>0.2004096</text:p>
              </table:table-cell>
              <table:table-cell office:value-type="float" office:value="39.6535666666667">
                <text:p>39.6535666666667</text:p>
              </table:table-cell>
            </table:table-row>
            <table:table-row>
              <table:table-cell office:value-type="float" office:value="0.183041314611426">
                <text:p>0.183041314611426</text:p>
              </table:table-cell>
              <table:table-cell office:value-type="float" office:value="0.183041314611426">
                <text:p>0.183041314611426</text:p>
              </table:table-cell>
              <table:table-cell office:value-type="float" office:value="56.0193">
                <text:p>56.0193</text:p>
              </table:table-cell>
              <table:table-cell office:value-type="float" office:value="0.2001024">
                <text:p>0.2001024</text:p>
              </table:table-cell>
              <table:table-cell office:value-type="float" office:value="40.0255666666667">
                <text:p>40.0255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